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ext_20_body">
      <style:text-properties officeooo:paragraph-rsid="030ddf2a"/>
    </style:style>
    <style:style style:name="P69" style:family="paragraph" style:parent-style-name="Text_20_body">
      <style:text-properties officeooo:paragraph-rsid="030e45d8"/>
    </style:style>
    <style:style style:name="P70" style:family="paragraph" style:parent-style-name="Text_20_body">
      <style:text-properties officeooo:rsid="0324ac26" officeooo:paragraph-rsid="0324ac26"/>
    </style:style>
    <style:style style:name="P71" style:family="paragraph" style:parent-style-name="Text_20_body">
      <style:text-properties officeooo:rsid="03281277" officeooo:paragraph-rsid="032a315f"/>
    </style:style>
    <style:style style:name="P72" style:family="paragraph" style:parent-style-name="Text_20_body">
      <style:text-properties officeooo:rsid="032ea7e7" officeooo:paragraph-rsid="032ea7e7"/>
    </style:style>
    <style:style style:name="P73" style:family="paragraph" style:parent-style-name="Text_20_body">
      <style:text-properties officeooo:rsid="03312d26" officeooo:paragraph-rsid="03312d26"/>
    </style:style>
    <style:style style:name="P7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0" style:family="paragraph" style:parent-style-name="Table_20_Heading">
      <style:text-properties officeooo:paragraph-rsid="00174f00"/>
    </style:style>
    <style:style style:name="P81" style:family="paragraph" style:parent-style-name="Table_20_Heading_20_2">
      <style:text-properties officeooo:paragraph-rsid="00174f00"/>
    </style:style>
    <style:style style:name="P82" style:family="paragraph" style:parent-style-name="Footnote">
      <style:text-properties officeooo:rsid="00b8017c" officeooo:paragraph-rsid="00b8017c"/>
    </style:style>
    <style:style style:name="P83" style:family="paragraph" style:parent-style-name="Footnote">
      <style:text-properties officeooo:rsid="002d30f7"/>
    </style:style>
    <style:style style:name="P84" style:family="paragraph" style:parent-style-name="Footnote">
      <style:text-properties officeooo:paragraph-rsid="01628787"/>
    </style:style>
    <style:style style:name="P85" style:family="paragraph" style:parent-style-name="Footnote">
      <style:text-properties officeooo:rsid="017d5ae7"/>
    </style:style>
    <style:style style:name="P86" style:family="paragraph" style:parent-style-name="Footnote">
      <style:text-properties officeooo:rsid="01a7af72" officeooo:paragraph-rsid="01a7af72"/>
    </style:style>
    <style:style style:name="P87" style:family="paragraph" style:parent-style-name="Footnote">
      <style:text-properties officeooo:rsid="01dd37f4" officeooo:paragraph-rsid="01dd37f4"/>
    </style:style>
    <style:style style:name="P88" style:family="paragraph" style:parent-style-name="Footnote">
      <style:text-properties officeooo:rsid="01e2b8d4" officeooo:paragraph-rsid="01e2b8d4"/>
    </style:style>
    <style:style style:name="P89" style:family="paragraph" style:parent-style-name="Footnote">
      <style:text-properties officeooo:rsid="01f2940e" officeooo:paragraph-rsid="01f2940e"/>
    </style:style>
    <style:style style:name="P90" style:family="paragraph" style:parent-style-name="Footnote">
      <style:text-properties officeooo:rsid="01f910e2" officeooo:paragraph-rsid="01f910e2"/>
    </style:style>
    <style:style style:name="P91" style:family="paragraph" style:parent-style-name="Footnote">
      <style:text-properties officeooo:rsid="01fb0f80" officeooo:paragraph-rsid="01fb0f80"/>
    </style:style>
    <style:style style:name="P92" style:family="paragraph" style:parent-style-name="Footnote">
      <style:text-properties officeooo:rsid="0203c08d" officeooo:paragraph-rsid="0203c08d"/>
    </style:style>
    <style:style style:name="P93" style:family="paragraph" style:parent-style-name="Footnote">
      <style:text-properties officeooo:rsid="020538d2" officeooo:paragraph-rsid="020538d2"/>
    </style:style>
    <style:style style:name="P94" style:family="paragraph" style:parent-style-name="Footnote">
      <style:text-properties officeooo:rsid="02055164" officeooo:paragraph-rsid="02055164"/>
    </style:style>
    <style:style style:name="P95" style:family="paragraph" style:parent-style-name="Footnote">
      <style:text-properties officeooo:rsid="020558b8" officeooo:paragraph-rsid="020558b8"/>
    </style:style>
    <style:style style:name="P96" style:family="paragraph" style:parent-style-name="Footnote">
      <style:text-properties officeooo:rsid="0210dd63" officeooo:paragraph-rsid="0210dd63"/>
    </style:style>
    <style:style style:name="P97" style:family="paragraph" style:parent-style-name="Footnote">
      <style:text-properties officeooo:rsid="005edcca" officeooo:paragraph-rsid="005edcca"/>
    </style:style>
    <style:style style:name="P98" style:family="paragraph" style:parent-style-name="Footnote">
      <style:text-properties officeooo:rsid="0219271e" officeooo:paragraph-rsid="021a685b"/>
    </style:style>
    <style:style style:name="P99" style:family="paragraph" style:parent-style-name="Footnote">
      <style:text-properties officeooo:rsid="021bcc0c" officeooo:paragraph-rsid="021bcc0c"/>
    </style:style>
    <style:style style:name="P100" style:family="paragraph" style:parent-style-name="Footnote">
      <style:text-properties officeooo:rsid="01cd37f6" officeooo:paragraph-rsid="01cd37f6"/>
    </style:style>
    <style:style style:name="P101" style:family="paragraph" style:parent-style-name="Footnote">
      <style:text-properties officeooo:rsid="01cd37f6" officeooo:paragraph-rsid="022c0263"/>
    </style:style>
    <style:style style:name="P102" style:family="paragraph" style:parent-style-name="Footnote">
      <style:text-properties style:font-name="Courier New2" officeooo:rsid="0215ac82" officeooo:paragraph-rsid="0215ac82"/>
    </style:style>
    <style:style style:name="P103" style:family="paragraph" style:parent-style-name="Footnote">
      <style:text-properties officeooo:rsid="0215ac82" officeooo:paragraph-rsid="0215ac82"/>
    </style:style>
    <style:style style:name="P104" style:family="paragraph" style:parent-style-name="Footnote">
      <style:text-properties officeooo:rsid="0236fe30" officeooo:paragraph-rsid="0236fe30"/>
    </style:style>
    <style:style style:name="P105" style:family="paragraph" style:parent-style-name="Footnote">
      <style:text-properties officeooo:rsid="023a5b8f" officeooo:paragraph-rsid="023a5b8f"/>
    </style:style>
    <style:style style:name="P106" style:family="paragraph" style:parent-style-name="Footnote">
      <style:text-properties officeooo:rsid="023cc435" officeooo:paragraph-rsid="023efe20"/>
    </style:style>
    <style:style style:name="P107" style:family="paragraph" style:parent-style-name="Footnote">
      <style:text-properties officeooo:rsid="02565828" officeooo:paragraph-rsid="02565828"/>
    </style:style>
    <style:style style:name="P108" style:family="paragraph" style:parent-style-name="Footnote">
      <style:text-properties officeooo:rsid="02c8ad57" officeooo:paragraph-rsid="02c8ad57"/>
    </style:style>
    <style:style style:name="P109" style:family="paragraph" style:parent-style-name="Footnote">
      <style:text-properties officeooo:rsid="02e17858" officeooo:paragraph-rsid="02e17858"/>
    </style:style>
    <style:style style:name="P110" style:family="paragraph" style:parent-style-name="Footnote">
      <style:text-properties officeooo:rsid="02e6946f" officeooo:paragraph-rsid="02e6946f"/>
    </style:style>
    <style:style style:name="P111" style:family="paragraph" style:parent-style-name="Title">
      <style:text-properties officeooo:paragraph-rsid="00161aef"/>
    </style:style>
    <style:style style:name="P112"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3" style:family="paragraph" style:parent-style-name="Preformatted_20_Text">
      <style:paragraph-properties fo:orphans="2" fo:widows="2"/>
      <style:text-properties fo:font-variant="normal" fo:text-transform="none" fo:color="#000000" fo:letter-spacing="normal" fo:font-style="normal" fo:font-weight="normal"/>
    </style:style>
    <style:style style:name="P114" style:family="paragraph" style:parent-style-name="Preformatted_20_Text">
      <style:paragraph-properties fo:orphans="2" fo:widows="2"/>
      <style:text-properties fo:font-variant="normal" fo:text-transform="none" fo:color="#000000" fo:letter-spacing="normal"/>
    </style:style>
    <style:style style:name="P115" style:family="paragraph" style:parent-style-name="dq">
      <style:text-properties officeooo:rsid="00e90be4" officeooo:paragraph-rsid="00e90be4"/>
    </style:style>
    <style:style style:name="P116" style:family="paragraph" style:parent-style-name="dl">
      <style:text-properties officeooo:rsid="00e90be4" officeooo:paragraph-rsid="00e90be4"/>
    </style:style>
    <style:style style:name="P117" style:family="paragraph" style:parent-style-name="dl">
      <style:text-properties officeooo:rsid="03059743" officeooo:paragraph-rsid="03059743"/>
    </style:style>
    <style:style style:name="P118" style:family="paragraph" style:parent-style-name="Table_20_Contents">
      <style:text-properties officeooo:rsid="00f64c83" officeooo:paragraph-rsid="017acb2d"/>
    </style:style>
    <style:style style:name="P119" style:family="paragraph" style:parent-style-name="Table_20_Contents">
      <style:text-properties officeooo:paragraph-rsid="017acb2d"/>
    </style:style>
    <style:style style:name="P120" style:family="paragraph" style:parent-style-name="Table_20_Contents">
      <style:text-properties officeooo:rsid="01df647b" officeooo:paragraph-rsid="01df647b"/>
    </style:style>
    <style:style style:name="P121" style:family="paragraph" style:parent-style-name="Table_20_Contents">
      <style:text-properties officeooo:rsid="01e1fc07" officeooo:paragraph-rsid="01e1fc07"/>
    </style:style>
    <style:style style:name="P122" style:family="paragraph" style:parent-style-name="Table_20_Contents">
      <style:paragraph-properties fo:text-align="start" style:justify-single-word="false"/>
    </style:style>
    <style:style style:name="P123" style:family="paragraph" style:parent-style-name="src-listing">
      <style:text-properties officeooo:rsid="01945c09" officeooo:paragraph-rsid="024f4f10"/>
    </style:style>
    <style:style style:name="P124" style:family="paragraph" style:parent-style-name="src-listing">
      <style:text-properties officeooo:rsid="019661cc" officeooo:paragraph-rsid="019661cc"/>
    </style:style>
    <style:style style:name="P125" style:family="paragraph" style:parent-style-name="src-listing">
      <style:text-properties officeooo:rsid="019661cc" officeooo:paragraph-rsid="01986f77"/>
    </style:style>
    <style:style style:name="P126" style:family="paragraph" style:parent-style-name="src-listing">
      <style:text-properties officeooo:paragraph-rsid="019ae795"/>
    </style:style>
    <style:style style:name="P127" style:family="paragraph" style:parent-style-name="src-listing">
      <style:text-properties officeooo:rsid="01a09585" officeooo:paragraph-rsid="01a09585"/>
    </style:style>
    <style:style style:name="P128" style:family="paragraph" style:parent-style-name="src-listing">
      <style:text-properties officeooo:rsid="01a26862" officeooo:paragraph-rsid="01a26862"/>
    </style:style>
    <style:style style:name="P129" style:family="paragraph" style:parent-style-name="src-listing">
      <style:text-properties officeooo:rsid="01a26862" officeooo:paragraph-rsid="024f4f10"/>
    </style:style>
    <style:style style:name="P130" style:family="paragraph" style:parent-style-name="src-listing">
      <style:text-properties officeooo:rsid="01a30f2d" officeooo:paragraph-rsid="024f4f10"/>
    </style:style>
    <style:style style:name="P131" style:family="paragraph" style:parent-style-name="src-listing">
      <style:text-properties officeooo:rsid="01df647b" officeooo:paragraph-rsid="01df647b"/>
    </style:style>
    <style:style style:name="P132" style:family="paragraph" style:parent-style-name="src-listing">
      <style:text-properties officeooo:paragraph-rsid="01e14108"/>
    </style:style>
    <style:style style:name="P133" style:family="paragraph" style:parent-style-name="src-listing">
      <style:text-properties officeooo:rsid="01e14108" officeooo:paragraph-rsid="01e14108"/>
    </style:style>
    <style:style style:name="P134" style:family="paragraph" style:parent-style-name="src-listing">
      <style:text-properties officeooo:rsid="01e733fd" officeooo:paragraph-rsid="01e733fd"/>
    </style:style>
    <style:style style:name="P135" style:family="paragraph" style:parent-style-name="src-listing">
      <style:text-properties officeooo:rsid="01db3daf" officeooo:paragraph-rsid="02318c58"/>
    </style:style>
    <style:style style:name="P136" style:family="paragraph" style:parent-style-name="src-listing">
      <style:text-properties officeooo:rsid="01db3daf" officeooo:paragraph-rsid="0250062c"/>
    </style:style>
    <style:style style:name="P137" style:family="paragraph" style:parent-style-name="src-listing">
      <style:text-properties officeooo:rsid="01dd99b9" officeooo:paragraph-rsid="02318c58"/>
    </style:style>
    <style:style style:name="P138" style:family="paragraph" style:parent-style-name="src-listing">
      <style:text-properties officeooo:paragraph-rsid="02318c58"/>
    </style:style>
    <style:style style:name="P139" style:family="paragraph" style:parent-style-name="src-listing">
      <style:text-properties officeooo:rsid="0068fb03" officeooo:paragraph-rsid="0233efb4"/>
    </style:style>
    <style:style style:name="P140" style:family="paragraph" style:parent-style-name="src-listing">
      <style:text-properties officeooo:paragraph-rsid="024f4f10"/>
    </style:style>
    <style:style style:name="P141" style:family="paragraph" style:parent-style-name="src-listing">
      <style:text-properties officeooo:paragraph-rsid="0250062c"/>
    </style:style>
    <style:style style:name="P142" style:family="paragraph" style:parent-style-name="src-listing">
      <style:text-properties officeooo:paragraph-rsid="0282d4cc"/>
    </style:style>
    <style:style style:name="P143" style:family="paragraph" style:parent-style-name="src-listing">
      <style:text-properties officeooo:paragraph-rsid="03202b71"/>
    </style:style>
    <style:style style:name="P144" style:family="paragraph" style:parent-style-name="src-listing">
      <style:text-properties officeooo:rsid="03312d26" officeooo:paragraph-rsid="03312d26"/>
    </style:style>
    <style:style style:name="P145" style:family="paragraph" style:parent-style-name="Standard">
      <style:text-properties officeooo:rsid="0215ac82" officeooo:paragraph-rsid="0233efb4"/>
    </style:style>
    <style:style style:name="P146" style:family="paragraph" style:parent-style-name="Standard">
      <style:text-properties officeooo:paragraph-rsid="0282d4cc"/>
    </style:style>
    <style:style style:name="P147" style:family="paragraph" style:parent-style-name="Caption">
      <style:text-properties officeooo:paragraph-rsid="02318c58"/>
    </style:style>
    <style:style style:name="P148" style:family="paragraph" style:parent-style-name="Caption">
      <style:text-properties officeooo:paragraph-rsid="024f4f10"/>
    </style:style>
    <style:style style:name="P149" style:family="paragraph" style:parent-style-name="Caption">
      <style:text-properties officeooo:paragraph-rsid="02ed2edf"/>
    </style:style>
    <style:style style:name="P150" style:family="paragraph" style:parent-style-name="module-listing">
      <style:paragraph-properties fo:text-align="start" style:justify-single-word="false"/>
    </style:style>
    <style:style style:name="P151" style:family="paragraph" style:parent-style-name="module-listing">
      <style:paragraph-properties fo:text-align="start" style:justify-single-word="false"/>
      <style:text-properties officeooo:paragraph-rsid="02a79b92"/>
    </style:style>
    <style:style style:name="P152" style:family="paragraph" style:parent-style-name="module-listing">
      <style:paragraph-properties fo:text-align="start" style:justify-single-word="false"/>
      <style:text-properties officeooo:paragraph-rsid="02a9fc99"/>
    </style:style>
    <style:style style:name="P153" style:family="paragraph" style:parent-style-name="module-listing">
      <style:paragraph-properties fo:text-align="start" style:justify-single-word="false"/>
      <style:text-properties officeooo:paragraph-rsid="0312101e"/>
    </style:style>
    <style:style style:name="P154" style:family="paragraph" style:parent-style-name="module-listing">
      <style:paragraph-properties fo:text-align="start" style:justify-single-word="false"/>
      <style:text-properties officeooo:rsid="02811fc2" officeooo:paragraph-rsid="0312101e"/>
    </style:style>
    <style:style style:name="P155" style:family="paragraph" style:parent-style-name="Text_20_body" style:list-style-name="L1">
      <style:text-properties officeooo:paragraph-rsid="010409cf"/>
    </style:style>
    <style:style style:name="P156" style:family="paragraph" style:parent-style-name="Text_20_body" style:list-style-name="L3">
      <style:text-properties officeooo:paragraph-rsid="01422145"/>
    </style:style>
    <style:style style:name="P157" style:family="paragraph" style:parent-style-name="Text_20_body" style:list-style-name="L3">
      <style:text-properties officeooo:rsid="0028c3ff" officeooo:paragraph-rsid="0222c5dc"/>
    </style:style>
    <style:style style:name="P158" style:family="paragraph" style:parent-style-name="Text_20_body" style:list-style-name="L3">
      <style:text-properties officeooo:rsid="002c08fc" officeooo:paragraph-rsid="01422145"/>
    </style:style>
    <style:style style:name="P159" style:family="paragraph" style:parent-style-name="Text_20_body" style:list-style-name="L4">
      <style:text-properties officeooo:rsid="01f20216" officeooo:paragraph-rsid="01f20216"/>
    </style:style>
    <style:style style:name="P160" style:family="paragraph" style:parent-style-name="Text_20_body" style:list-style-name="L4">
      <style:text-properties officeooo:rsid="01f2940e" officeooo:paragraph-rsid="01f2940e"/>
    </style:style>
    <style:style style:name="P161" style:family="paragraph" style:parent-style-name="Text_20_body" style:list-style-name="L4">
      <style:text-properties officeooo:rsid="020950ab" officeooo:paragraph-rsid="020950ab"/>
    </style:style>
    <style:style style:name="P162" style:family="paragraph" style:parent-style-name="Text_20_body" style:list-style-name="L5">
      <style:text-properties officeooo:rsid="01f910e2" officeooo:paragraph-rsid="01f910e2"/>
    </style:style>
    <style:style style:name="P163" style:family="paragraph" style:parent-style-name="Text_20_body" style:list-style-name="L5">
      <style:text-properties officeooo:rsid="01fb0f80" officeooo:paragraph-rsid="01fb0f80"/>
    </style:style>
    <style:style style:name="P164" style:family="paragraph" style:parent-style-name="Text_20_body" style:list-style-name="L6">
      <style:text-properties officeooo:rsid="01fc038d" officeooo:paragraph-rsid="01fc038d"/>
    </style:style>
    <style:style style:name="P165" style:family="paragraph" style:parent-style-name="Text_20_body" style:list-style-name="L7">
      <style:text-properties style:font-name="Arial" officeooo:rsid="0203c08d" officeooo:paragraph-rsid="0203c08d" style:font-name-asian="Droid Sans Fallback" style:font-name-complex="FreeSans"/>
    </style:style>
    <style:style style:name="P166" style:family="paragraph" style:parent-style-name="Text_20_body" style:list-style-name="L9">
      <style:text-properties officeooo:rsid="020538d2" officeooo:paragraph-rsid="020538d2"/>
    </style:style>
    <style:style style:name="P167" style:family="paragraph" style:parent-style-name="Text_20_body" style:list-style-name="L10">
      <style:text-properties officeooo:rsid="020538d2" officeooo:paragraph-rsid="020538d2"/>
    </style:style>
    <style:style style:name="P168" style:family="paragraph" style:parent-style-name="Text_20_body" style:list-style-name="L11">
      <style:text-properties officeooo:rsid="020538d2" officeooo:paragraph-rsid="020538d2"/>
    </style:style>
    <style:style style:name="P169" style:family="paragraph" style:parent-style-name="Text_20_body" style:list-style-name="L12">
      <style:text-properties officeooo:rsid="02055164" officeooo:paragraph-rsid="02055164"/>
    </style:style>
    <style:style style:name="P170" style:family="paragraph" style:parent-style-name="Text_20_body" style:list-style-name="L13">
      <style:text-properties officeooo:rsid="02055164" officeooo:paragraph-rsid="02055164"/>
    </style:style>
    <style:style style:name="P171" style:family="paragraph" style:parent-style-name="Text_20_body" style:list-style-name="L14">
      <style:text-properties officeooo:rsid="020558b8" officeooo:paragraph-rsid="020558b8"/>
    </style:style>
    <style:style style:name="P172" style:family="paragraph" style:parent-style-name="Text_20_body" style:list-style-name="L15">
      <style:text-properties officeooo:paragraph-rsid="02b69aee"/>
    </style:style>
    <style:style style:name="P173" style:family="paragraph" style:parent-style-name="Text_20_body" style:list-style-name="L15">
      <style:text-properties officeooo:rsid="02b431a0" officeooo:paragraph-rsid="02b69aee"/>
    </style:style>
    <style:style style:name="P174" style:family="paragraph" style:parent-style-name="Text_20_body" style:list-style-name="L16">
      <style:text-properties officeooo:paragraph-rsid="0292d1dc"/>
    </style:style>
    <style:style style:name="P175" style:family="paragraph" style:parent-style-name="Text_20_body" style:list-style-name="L16">
      <style:text-properties officeooo:rsid="028a5e9c" officeooo:paragraph-rsid="028a5e9c"/>
    </style:style>
    <style:style style:name="P176" style:family="paragraph" style:parent-style-name="Text_20_body" style:list-style-name="L16">
      <style:text-properties officeooo:rsid="028a5e9c" officeooo:paragraph-rsid="028b9cca"/>
    </style:style>
    <style:style style:name="P177" style:family="paragraph" style:parent-style-name="Text_20_body" style:list-style-name="L16">
      <style:text-properties officeooo:rsid="028a5e9c" officeooo:paragraph-rsid="0292d1dc"/>
    </style:style>
    <style:style style:name="P178" style:family="paragraph" style:parent-style-name="Text_20_body" style:list-style-name="L16">
      <style:text-properties officeooo:rsid="028ab501" officeooo:paragraph-rsid="0292d1dc"/>
    </style:style>
    <style:style style:name="P179" style:family="paragraph" style:parent-style-name="Text_20_body" style:list-style-name="L17">
      <style:text-properties officeooo:paragraph-rsid="02a29266"/>
    </style:style>
    <style:style style:name="P180" style:family="paragraph" style:parent-style-name="Text_20_body" style:list-style-name="L18">
      <style:text-properties officeooo:rsid="02bc9505" officeooo:paragraph-rsid="02bc9505"/>
    </style:style>
    <style:style style:name="P181" style:family="paragraph" style:parent-style-name="Text_20_body" style:list-style-name="L19"/>
    <style:style style:name="P182" style:family="paragraph" style:parent-style-name="Text_20_body" style:list-style-name="L19">
      <style:text-properties officeooo:rsid="02bf955c" officeooo:paragraph-rsid="02bf955c"/>
    </style:style>
    <style:style style:name="P183" style:family="paragraph" style:parent-style-name="Text_20_body" style:list-style-name="L20">
      <style:text-properties officeooo:paragraph-rsid="02c482d4"/>
    </style:style>
    <style:style style:name="P184" style:family="paragraph" style:parent-style-name="Text_20_body" style:list-style-name="L20">
      <style:text-properties officeooo:paragraph-rsid="02c523a9"/>
    </style:style>
    <style:style style:name="P185" style:family="paragraph" style:parent-style-name="Text_20_body" style:list-style-name="L21">
      <style:text-properties officeooo:rsid="00bbaef5" officeooo:paragraph-rsid="00bbaef5"/>
    </style:style>
    <style:style style:name="P186" style:family="paragraph" style:parent-style-name="Text_20_body" style:list-style-name="L21">
      <style:text-properties officeooo:rsid="00b588aa" officeooo:paragraph-rsid="00b588aa"/>
    </style:style>
    <style:style style:name="P187" style:family="paragraph" style:parent-style-name="Text_20_body" style:list-style-name="L21">
      <style:text-properties officeooo:rsid="00b9fda9" officeooo:paragraph-rsid="00b9fda9"/>
    </style:style>
    <style:style style:name="P18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0"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1"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92" style:family="paragraph" style:parent-style-name="cmdline">
      <style:text-properties officeooo:paragraph-rsid="009c5ec7"/>
    </style:style>
    <style:style style:name="P193" style:family="paragraph" style:parent-style-name="cmdline">
      <style:text-properties officeooo:paragraph-rsid="0162c37b"/>
    </style:style>
    <style:style style:name="P194" style:family="paragraph" style:parent-style-name="cmdline" style:list-style-name="Numbering_20_3">
      <style:text-properties officeooo:paragraph-rsid="016cbaf1"/>
    </style:style>
    <style:style style:name="P195" style:family="paragraph" style:parent-style-name="cmdline">
      <style:text-properties officeooo:rsid="01a09585" officeooo:paragraph-rsid="01a09585"/>
    </style:style>
    <style:style style:name="P196" style:family="paragraph" style:parent-style-name="cmdline" style:list-style-name="Numbering_20_3">
      <style:text-properties officeooo:rsid="01a26862" officeooo:paragraph-rsid="022a82b4"/>
    </style:style>
    <style:style style:name="P197" style:family="paragraph" style:parent-style-name="cmdline">
      <style:text-properties officeooo:rsid="01a26862" officeooo:paragraph-rsid="01a26862"/>
    </style:style>
    <style:style style:name="P198" style:family="paragraph" style:parent-style-name="cmdline">
      <style:text-properties officeooo:rsid="01df647b" officeooo:paragraph-rsid="01df647b"/>
    </style:style>
    <style:style style:name="P199" style:family="paragraph" style:parent-style-name="cmdline">
      <style:text-properties officeooo:paragraph-rsid="0233efb4"/>
    </style:style>
    <style:style style:name="P200" style:family="paragraph" style:parent-style-name="Heading_20_2">
      <style:text-properties officeooo:paragraph-rsid="010409cf"/>
    </style:style>
    <style:style style:name="P201" style:family="paragraph" style:parent-style-name="Heading_20_2">
      <style:text-properties officeooo:rsid="00207f98"/>
    </style:style>
    <style:style style:name="P202" style:family="paragraph" style:parent-style-name="Heading_20_2">
      <style:text-properties officeooo:rsid="01422145" officeooo:paragraph-rsid="01422145"/>
    </style:style>
    <style:style style:name="P203" style:family="paragraph" style:parent-style-name="Heading_20_2">
      <style:text-properties officeooo:paragraph-rsid="0282d4cc"/>
    </style:style>
    <style:style style:name="P204" style:family="paragraph" style:parent-style-name="Heading_20_2">
      <style:text-properties officeooo:rsid="00e7f416" officeooo:paragraph-rsid="00e7f416"/>
    </style:style>
    <style:style style:name="P205" style:family="paragraph" style:parent-style-name="Heading_20_1">
      <style:text-properties officeooo:paragraph-rsid="0016f7f6"/>
    </style:style>
    <style:style style:name="P206" style:family="paragraph" style:parent-style-name="Heading_20_1">
      <style:text-properties officeooo:rsid="012a7f4e" officeooo:paragraph-rsid="010fb49f"/>
    </style:style>
    <style:style style:name="P207" style:family="paragraph" style:parent-style-name="Heading_20_1">
      <style:text-properties officeooo:rsid="01b1825a"/>
    </style:style>
    <style:style style:name="P208" style:family="paragraph" style:parent-style-name="Heading_20_1">
      <style:text-properties officeooo:rsid="0233efb4" officeooo:paragraph-rsid="0233efb4"/>
    </style:style>
    <style:style style:name="P209" style:family="paragraph" style:parent-style-name="Heading_20_1">
      <style:text-properties officeooo:rsid="015ba10f" officeooo:paragraph-rsid="015ba10f"/>
    </style:style>
    <style:style style:name="P210" style:family="paragraph" style:parent-style-name="Heading_20_1">
      <style:text-properties officeooo:paragraph-rsid="0282d4cc"/>
    </style:style>
    <style:style style:name="P211" style:family="paragraph" style:parent-style-name="Contents_20_Heading">
      <style:paragraph-properties fo:break-before="page"/>
    </style:style>
    <style:style style:name="P212" style:family="paragraph" style:parent-style-name="Standard" style:master-page-name="First_20_Page">
      <style:paragraph-properties style:page-number="auto"/>
    </style:style>
    <style:style style:name="P213" style:family="paragraph" style:parent-style-name="Standard" style:list-style-name="">
      <style:paragraph-properties fo:break-before="page"/>
      <style:text-properties officeooo:rsid="020768e8" officeooo:paragraph-rsid="020768e8"/>
    </style:style>
    <style:style style:name="P214" style:family="paragraph" style:parent-style-name="Standard" style:list-style-name="">
      <style:text-properties officeooo:rsid="020768e8" officeooo:paragraph-rsid="020768e8"/>
    </style:style>
    <style:style style:name="P215" style:family="paragraph" style:parent-style-name="Standard" style:list-style-name="">
      <style:paragraph-properties fo:text-align="center" style:justify-single-word="false"/>
      <style:text-properties officeooo:rsid="020768e8" officeooo:paragraph-rsid="020768e8"/>
    </style:style>
    <style:style style:name="P216" style:family="paragraph" style:parent-style-name="Standard" style:list-style-name="">
      <style:paragraph-properties fo:text-align="center" style:justify-single-word="false"/>
      <style:text-properties officeooo:paragraph-rsid="020768e8"/>
    </style:style>
    <style:style style:name="P217" style:family="paragraph" style:parent-style-name="Standard" style:list-style-name=""/>
    <style:style style:name="P218" style:family="paragraph" style:parent-style-name="Heading_20_3">
      <style:text-properties officeooo:rsid="0177399a" officeooo:paragraph-rsid="0177399a"/>
    </style:style>
    <style:style style:name="P219" style:family="paragraph" style:parent-style-name="Heading_20_3">
      <style:text-properties officeooo:paragraph-rsid="0282d4cc"/>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212"><draw:frame draw:style-name="fr1" draw:name="Frame1" text:anchor-type="paragraph" svg:x="0cm" svg:y="4.812cm" svg:width="25.7cm" style:rel-width="100%" draw:z-index="0"><draw:text-box fo:min-height="2.17cm"><text:p text:style-name="P111">PPM-java</text:p><text:p text:style-name="Subtitle">Technical documentation</text:p><text:p text:style-name="Subtitle">PH, 2017-01-13</text:p></draw:text-box></draw:frame></text:p>
      <text:h text:style-name="P213" text:outline-level="1"/>
      <text:h text:style-name="P214" text:outline-level="1"/>
      <text:h text:style-name="P214" text:outline-level="1"/>
      <text:h text:style-name="P214" text:outline-level="1"/>
      <text:h text:style-name="P214" text:outline-level="1"/>
      <text:h text:style-name="P214" text:outline-level="1"/>
      <text:h text:style-name="P215" text:outline-level="1"><text:bookmark-start text:name="__RefHeading__5138_1883877738"/><text:span text:style-name="T134">T</text:span>his guide has been written by a dude who isn't a technical writer.<text:bookmark-end text:name="__RefHeading__5138_1883877738"/></text:h>
      <text:h text:style-name="P215" text:outline-level="1"/>
      <text:h text:style-name="P216"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217"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20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1">Table of Contents</text:p>
          </text:index-title>
          <text:p text:style-name="Contents_20_1">1<text:tab/>Introduction<text:tab/>4</text:p>
          <text:p text:style-name="Contents_20_1">2<text:tab/>Running<text:tab/>5</text:p>
          <text:p text:style-name="Contents_20_1">3<text:tab/>­Implementation<text:tab/>6</text:p>
          <text:p text:style-name="Contents_20_1">4<text:tab/>Multithreading<text:tab/>8</text:p>
          <text:p text:style-name="Contents_20_1">5<text:tab/>Special constructs<text:tab/>22</text:p>
          <text:p text:style-name="Contents_20_1">6<text:tab/>Modules<text:tab/>28</text:p>
          <text:p text:style-name="Contents_20_1">7<text:tab/>Display engine<text:tab/>32</text:p>
          <text:p text:style-name="Contents_20_1">8<text:tab/>Frontends<text:tab/>33</text:p>
          <text:p text:style-name="Contents_20_1">9<text:tab/>Session setup<text:tab/>34</text:p>
          <text:p text:style-name="Contents_20_1">10<text:tab/>Events<text:tab/>36</text:p>
          <text:p text:style-name="Contents_20_1">11<text:tab/>Statistics API<text:tab/>40</text:p>
          <text:p text:style-name="Contents_20_1">12<text:tab/>Class hierarchy<text:tab/>43</text:p>
          <text:p text:style-name="Contents_20_1">13<text:tab/>Roadmap<text:tab/>44</text:p>
          <text:p text:style-name="Contents_20_1">14<text:tab/>Appendices<text:tab/>45</text:p>
          <text:p text:style-name="Contents_20_1">15<text:tab/>License<text:tab/>48</text:p>
        </text:index-body>
      </text:table-of-content>
      <text:h text:style-name="P217" text:outline-level="1"/>
      <text:h text:style-name="P20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0">Input level [dB]</text:p>
          </table:table-cell>
          <table:covered-table-cell/>
          <table:table-cell table:style-name="Table4.C1" table:number-columns-spanned="2" office:value-type="string">
            <text:p text:style-name="P80">Meter mark</text:p>
          </table:table-cell>
          <table:covered-table-cell/>
        </table:table-row>
        <table:table-row>
          <table:table-cell table:style-name="Table4.A2" office:value-type="string">
            <text:p text:style-name="P81">min</text:p>
          </table:table-cell>
          <table:table-cell table:style-name="Table4.B2" office:value-type="string">
            <text:p text:style-name="P81">max</text:p>
          </table:table-cell>
          <table:table-cell table:style-name="Table4.C2" office:value-type="string">
            <text:p text:style-name="P81">min</text:p>
          </table:table-cell>
          <table:table-cell table:style-name="Table4.B2" office:value-type="string">
            <text:p text:style-name="P81">max</text:p>
          </table:table-cell>
        </table:table-row>
        <table:table-row>
          <table:table-cell table:style-name="Table4.A3" office:value-type="string">
            <text:p text:style-name="P74"><text:span text:style-name="Source_20_Text">-</text:span><text:span text:style-name="Source_20_Text"><text:span text:style-name="T5">130</text:span></text:span></text:p>
          </table:table-cell>
          <table:table-cell table:style-name="Table4.B3" office:value-type="string">
            <text:p text:style-name="P76"><text:span text:style-name="Source_20_Text"><text:span text:style-name="T5">-24</text:span></text:span></text:p>
          </table:table-cell>
          <table:table-cell table:style-name="Table4.C3" office:value-type="string">
            <text:p text:style-name="P79"><text:span text:style-name="Source_20_Text">0</text:span></text:p>
          </table:table-cell>
          <table:table-cell table:style-name="Table4.B3" office:value-type="string">
            <text:p text:style-name="P77"><text:span text:style-name="Source_20_Text"><text:span text:style-name="T6">1</text:span></text:span></text:p>
          </table:table-cell>
        </table:table-row>
        <table:table-row>
          <table:table-cell table:style-name="Table4.A4" office:value-type="string">
            <text:p text:style-name="P74"><text:span text:style-name="Source_20_Text">-</text:span><text:span text:style-name="Source_20_Text"><text:span text:style-name="T5">24</text:span></text:span></text:p>
          </table:table-cell>
          <table:table-cell table:style-name="Table4.C1" office:value-type="string">
            <text:p text:style-name="P76"><text:span text:style-name="Source_20_Text"><text:span text:style-name="T5">-20</text:span></text:span></text:p>
          </table:table-cell>
          <table:table-cell table:style-name="Table4.C4" office:value-type="string">
            <text:p text:style-name="P79"><text:span text:style-name="Source_20_Text">1</text:span></text:p>
          </table:table-cell>
          <table:table-cell table:style-name="Table4.C1" office:value-type="string">
            <text:p text:style-name="P78"><text:span text:style-name="Source_20_Text">2</text:span></text:p>
          </table:table-cell>
        </table:table-row>
        <table:table-row>
          <table:table-cell table:style-name="Table4.A2" office:value-type="string">
            <text:p text:style-name="P74"><text:span text:style-name="Source_20_Text">-</text:span><text:span text:style-name="Source_20_Text"><text:span text:style-name="T5">20</text:span></text:span></text:p>
          </table:table-cell>
          <table:table-cell table:style-name="Table4.B2" office:value-type="string">
            <text:p text:style-name="P76"><text:span text:style-name="Source_20_Text">-</text:span><text:span text:style-name="Source_20_Text"><text:span text:style-name="T6">16</text:span></text:span></text:p>
          </table:table-cell>
          <table:table-cell table:style-name="Table4.C2" office:value-type="string">
            <text:p text:style-name="P79"><text:span text:style-name="Source_20_Text">2</text:span></text:p>
          </table:table-cell>
          <table:table-cell table:style-name="Table4.B2" office:value-type="string">
            <text:p text:style-name="P78"><text:span text:style-name="Source_20_Text">3</text:span></text:p>
          </table:table-cell>
        </table:table-row>
        <table:table-row>
          <table:table-cell table:style-name="Table4.A2" office:value-type="string">
            <text:p text:style-name="P74"><text:span text:style-name="Source_20_Text">-</text:span><text:span text:style-name="Source_20_Text"><text:span text:style-name="T5">16</text:span></text:span></text:p>
          </table:table-cell>
          <table:table-cell table:style-name="Table4.B2" office:value-type="string">
            <text:p text:style-name="P76"><text:span text:style-name="Source_20_Text">-</text:span><text:span text:style-name="Source_20_Text"><text:span text:style-name="T6">12</text:span></text:span></text:p>
          </table:table-cell>
          <table:table-cell table:style-name="Table4.C2" office:value-type="string">
            <text:p text:style-name="P79"><text:span text:style-name="Source_20_Text">3</text:span></text:p>
          </table:table-cell>
          <table:table-cell table:style-name="Table4.B2" office:value-type="string">
            <text:p text:style-name="P78"><text:span text:style-name="Source_20_Text">4</text:span></text:p>
          </table:table-cell>
        </table:table-row>
        <table:table-row>
          <table:table-cell table:style-name="Table4.A2" office:value-type="string">
            <text:p text:style-name="P74"><text:span text:style-name="Source_20_Text">-</text:span><text:span text:style-name="Source_20_Text"><text:span text:style-name="T6">12</text:span></text:span></text:p>
          </table:table-cell>
          <table:table-cell table:style-name="Table4.B2" office:value-type="string">
            <text:p text:style-name="P76"><text:span text:style-name="Source_20_Text">-</text:span><text:span text:style-name="Source_20_Text"><text:span text:style-name="T6">8</text:span></text:span></text:p>
          </table:table-cell>
          <table:table-cell table:style-name="Table4.C2" office:value-type="string">
            <text:p text:style-name="P79"><text:span text:style-name="Source_20_Text">4</text:span></text:p>
          </table:table-cell>
          <table:table-cell table:style-name="Table4.B2" office:value-type="string">
            <text:p text:style-name="P78"><text:span text:style-name="Source_20_Text">5</text:span></text:p>
          </table:table-cell>
        </table:table-row>
        <table:table-row>
          <table:table-cell table:style-name="Table4.A2" office:value-type="string">
            <text:p text:style-name="P74"><text:span text:style-name="Source_20_Text">-</text:span><text:span text:style-name="Source_20_Text"><text:span text:style-name="T6">8</text:span></text:span></text:p>
          </table:table-cell>
          <table:table-cell table:style-name="Table4.B2" office:value-type="string">
            <text:p text:style-name="P76"><text:span text:style-name="Source_20_Text">-</text:span><text:span text:style-name="Source_20_Text"><text:span text:style-name="T6">4</text:span></text:span></text:p>
          </table:table-cell>
          <table:table-cell table:style-name="Table4.C2" office:value-type="string">
            <text:p text:style-name="P79"><text:span text:style-name="Source_20_Text">5</text:span></text:p>
          </table:table-cell>
          <table:table-cell table:style-name="Table4.B2" office:value-type="string">
            <text:p text:style-name="P78"><text:span text:style-name="Source_20_Text">6</text:span></text:p>
          </table:table-cell>
        </table:table-row>
        <table:table-row>
          <table:table-cell table:style-name="Table4.A2" office:value-type="string">
            <text:p text:style-name="P74"><text:span text:style-name="Source_20_Text">-</text:span><text:span text:style-name="Source_20_Text"><text:span text:style-name="T6">4</text:span></text:span></text:p>
          </table:table-cell>
          <table:table-cell table:style-name="Table4.B2" office:value-type="string">
            <text:p text:style-name="P78"><text:span text:style-name="Source_20_Text">0</text:span></text:p>
          </table:table-cell>
          <table:table-cell table:style-name="Table4.C2" office:value-type="string">
            <text:p text:style-name="P79"><text:span text:style-name="Source_20_Text">6</text:span></text:p>
          </table:table-cell>
          <table:table-cell table:style-name="Table4.B2" office:value-type="string">
            <text:p text:style-name="P78"><text:span text:style-name="Source_20_Text">7</text:span></text:p>
          </table:table-cell>
        </table:table-row>
        <table:table-row>
          <table:table-cell table:style-name="Table4.A2" office:value-type="string">
            <text:p text:style-name="P75"><text:span text:style-name="Source_20_Text">0</text:span></text:p>
          </table:table-cell>
          <table:table-cell table:style-name="Table4.B2" office:value-type="string">
            <text:p text:style-name="P78"><text:span text:style-name="Source_20_Text">...</text:span></text:p>
          </table:table-cell>
          <table:table-cell table:style-name="Table4.C2" office:value-type="string">
            <text:p text:style-name="P79"><text:span text:style-name="Source_20_Text">7</text:span></text:p>
          </table:table-cell>
          <table:table-cell table:style-name="Table4.B2" office:value-type="string">
            <text:p text:style-name="P78"><text:span text:style-name="Source_20_Text">7</text:span></text:p>
          </table:table-cell>
        </table:table-row>
      </table:table>
      <text:h text:style-name="Heading_20_1" text:outline-level="1"><text:bookmark-start text:name="__RefHeading__7307_82437932"/>Running<text:bookmark-end text:name="__RefHeading__7307_82437932"/></text:h>
      <text:h text:style-name="P200" text:outline-level="2"><text:bookmark-start text:name="__RefHeading__7309_82437932"/>System requirements<text:bookmark-end text:name="__RefHeading__7309_82437932"/></text:h>
      <text:p text:style-name="P3"><text:span text:style-name="Source_20_Text">ppm-java</text:span> requires</text:p>
      <text:list xml:id="list8939203345930614649" text:style-name="L1">
        <text:list-item>
          <text:p text:style-name="P155">Java (Tested with Java 1.8.)</text:p>
        </text:list-item>
        <text:list-item>
          <text:p text:style-name="P155">Jack audio server<text:note text:id="ftn2" text:note-class="footnote"><text:note-citation>2</text:note-citation><text:note-body><text:p text:style-name="P98"><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5281646705433262200" text:style-name="Numbering_20_3">
        <text:list-item>
          <text:p text:style-name="P192"><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33634454774553" text:continue-numbering="true" text:style-name="Numbering_20_3">
        <text:list-item>
          <text:p text:style-name="P192"><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1" text:outline-level="2"/>
      <text:h text:style-name="P206" text:outline-level="1"><text:bookmark-start text:name="__RefHeading__7313_82437932"/>­Implementation<text:bookmark-end text:name="__RefHeading__7313_82437932"/></text:h>
      <text:h text:style-name="P202"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7"><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6188553983630671594" text:style-name="L2">
        <text:list-item>
          <text:p text:style-name="P188">computes the absolute peak value,</text:p>
        </text:list-item>
        <text:list-item>
          <text:p text:style-name="P188">converts it from raw sample values to decibels,</text:p>
        </text:list-item>
        <text:list-item>
          <text:p text:style-name="P189">applies a stepping integrator (PPM ballistics),</text:p>
        </text:list-item>
        <text:list-item>
          <text:p text:style-name="P188">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9">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294494843709488882" text:style-name="L3">
        <text:list-item>
          <text:p text:style-name="P156"><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3">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57"><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57"><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8"><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07"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4"><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33633424649553" text:continue-list="list133634454774553" text:style-name="Numbering_20_3">
        <text:list-item>
          <text:p text:style-name="P193">Entering Push (). <text:s/>Number: 0</text:p>
        </text:list-item>
        <text:list-item>
          <text:p text:style-name="P193">Entering Pop <text:s/>(). <text:s/>Number: 0 <text:s text:c="4"/><text:span text:style-name="T51">&lt;--- Pop() should not be executed here.</text:span></text:p>
        </text:list-item>
        <text:list-item>
          <text:p text:style-name="P193">Exiting <text:s/>Push (). <text:s/>Number: 0 <text:s text:c="4"/><text:span text:style-name="T51">&lt;--- Number should be 1.</text:span></text:p>
        </text:list-item>
        <text:list-item>
          <text:p text:style-name="P193">Exiting <text:s/>Pop <text:s/>(). <text:s/>Number: 0</text:p>
        </text:list-item>
        <text:list-item>
          <text:p text:style-name="P193">Entering Push (). <text:s/>Number: 0 </text:p>
        </text:list-item>
        <text:list-item>
          <text:p text:style-name="P194">Entering Pop <text:s/>(). <text:s/>Number: 1</text:p>
        </text:list-item>
        <text:list-item>
          <text:p text:style-name="P193">Exiting <text:s/>Push (). <text:s/>Number: 0 </text:p>
        </text:list-item>
        <text:list-item>
          <text:p text:style-name="P193">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3363500686378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18"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7">package ppm_java._dev.concept.example.multithread.wait;</text:p>
      <text:p text:style-name="P127"/>
      <text:p text:style-name="P127">public class THouse</text:p>
      <text:p text:style-name="P127">{</text:p>
      <text:p text:style-name="P127"><text:s text:c="4"/>private static final int <text:s text:c="7"/>gkNumVisitors <text:s text:c="2"/>= 5;</text:p>
      <text:p text:style-name="P127"><text:s text:c="4"/>private static final long <text:s text:c="6"/>gkTimeAudience <text:s/>= 1000;</text:p>
      <text:p text:style-name="P127"><text:s text:c="4"/></text:p>
      <text:p text:style-name="P127"><text:s text:c="4"/>public static void main (String[] args)</text:p>
      <text:p text:style-name="P127"><text:s text:c="4"/>{</text:p>
      <text:p text:style-name="P127"><text:s text:c="8"/>THouse <text:s text:c="13"/>house;</text:p>
      <text:p text:style-name="P127"><text:s text:c="8"/></text:p>
      <text:p text:style-name="P127"><text:s text:c="8"/>house = new THouse ();</text:p>
      <text:p text:style-name="P127"><text:s text:c="8"/>house.GetMeSomeVisitors ();</text:p>
      <text:p text:style-name="P127"><text:s text:c="4"/>}</text:p>
      <text:p text:style-name="P127"><text:s text:c="4"/></text:p>
      <text:p text:style-name="P127"><text:s text:c="4"/>private TVisitor[] <text:s text:c="13"/>fVisitors;</text:p>
      <text:p text:style-name="P127"><text:s text:c="4"/></text:p>
      <text:p text:style-name="P127"><text:s text:c="4"/>public THouse ()</text:p>
      <text:p text:style-name="P127"><text:s text:c="4"/>{</text:p>
      <text:p text:style-name="P127"><text:s text:c="8"/>int i;</text:p>
      <text:p text:style-name="P127"><text:s text:c="8"/></text:p>
      <text:p text:style-name="P127"><text:s text:c="8"/>fVisitors = new TVisitor [gkNumVisitors];</text:p>
      <text:p text:style-name="P127"><text:s text:c="8"/>for (i = 0; i &lt; gkNumVisitors; i++)</text:p>
      <text:p text:style-name="P127"><text:s text:c="8"/>{</text:p>
      <text:p text:style-name="P127"><text:s text:c="12"/>fVisitors[i] = new TVisitor (this, i);</text:p>
      <text:p text:style-name="P127"><text:s text:c="8"/>}</text:p>
      <text:p text:style-name="P127"><text:s text:c="4"/>}</text:p>
      <text:p text:style-name="P127"><text:s text:c="4"/></text:p>
      <text:p text:style-name="P127"><text:s text:c="4"/>public void GetMeSomeVisitors ()</text:p>
      <text:p text:style-name="P127"><text:s text:c="4"/>{</text:p>
      <text:p text:style-name="P127"><text:s text:c="8"/>int i;</text:p>
      <text:p text:style-name="P127"><text:s text:c="8"/></text:p>
      <text:p text:style-name="P127"><text:s text:c="8"/>for (i = 0; i &lt; gkNumVisitors; i++)</text:p>
      <text:p text:style-name="P127"><text:s text:c="8"/>{</text:p>
      <text:p text:style-name="P127"><text:s text:c="12"/>fVisitors[i].start ();</text:p>
      <text:p text:style-name="P127"><text:s text:c="8"/>}</text:p>
      <text:p text:style-name="P127"><text:s text:c="4"/>}</text:p>
      <text:p text:style-name="P127"/>
      <text:p text:style-name="P127"><text:s text:c="4"/>public synchronized void Visit (int id)</text:p>
      <text:p text:style-name="P127"><text:s text:c="4"/>{</text:p>
      <text:p text:style-name="P127"><text:s text:c="8"/>try {Thread.sleep (gkTimeAudience);} catch (InterruptedException e) {}</text:p>
      <text:p text:style-name="P127"><text:s text:c="4"/>}</text:p>
      <text:p text:style-name="P127">}</text:p>
      <text:p text:style-name="P126"/>
      <text:p text:style-name="Caption">Visitor:</text:p>
      <text:p text:style-name="P124"/>
      <text:p text:style-name="P127">package ppm_java._dev.concept.example.multithread.wait;</text:p>
      <text:p text:style-name="P127"/>
      <text:p text:style-name="P127">class TVisitor extends Thread</text:p>
      <text:p text:style-name="P127">{</text:p>
      <text:p text:style-name="P127"><text:s text:c="4"/>private THouse <text:s text:c="17"/>fHouse;</text:p>
      <text:p text:style-name="P127"><text:s text:c="4"/>private int <text:s text:c="20"/>fID;</text:p>
      <text:p text:style-name="P127"><text:s text:c="4"/>private String <text:s text:c="17"/>fPreamble;</text:p>
      <text:p text:style-name="P127"><text:s text:c="4"/></text:p>
      <text:p text:style-name="P127"><text:s text:c="4"/>public TVisitor (THouse house, int id)</text:p>
      <text:p text:style-name="P127"><text:s text:c="4"/>{</text:p>
      <text:p text:style-name="P127"><text:s text:c="8"/>fHouse <text:s text:c="9"/>= house;</text:p>
      <text:p text:style-name="P127"><text:s text:c="8"/>fID <text:s text:c="12"/>= id;</text:p>
      <text:p text:style-name="P127"><text:s text:c="8"/>fPreamble <text:s text:c="6"/>= "Visitor #" + fID;</text:p>
      <text:p text:style-name="P127"><text:s text:c="4"/>}</text:p>
      <text:p text:style-name="P127"/>
      <text:p text:style-name="P127"><text:s text:c="4"/>public void run ()</text:p>
      <text:p text:style-name="P127"><text:s text:c="4"/>{</text:p>
      <text:p text:style-name="P127"><text:s text:c="8"/>long <text:s text:c="11"/>t0;</text:p>
      <text:p text:style-name="P127"><text:s text:c="8"/>long <text:s text:c="11"/>t1;</text:p>
      <text:p text:style-name="P127"><text:s text:c="8"/>long <text:s text:c="11"/>dT;</text:p>
      <text:p text:style-name="P127"/>
      <text:p text:style-name="P127"><text:s text:c="8"/>t0 = System.currentTimeMillis ();</text:p>
      <text:p text:style-name="P127"><text:s text:c="8"/>fHouse.Visit (fID);</text:p>
      <text:p text:style-name="P127"><text:s text:c="8"/>t1 = System.currentTimeMillis ();</text:p>
      <text:p text:style-name="P127"><text:s text:c="8"/>dT = t1 - t0;</text:p>
      <text:p text:style-name="P127"><text:s text:c="8"/></text:p>
      <text:p text:style-name="P127"><text:s text:c="8"/>System.out.println (fPreamble + ": Had an audience! Time spent: " + dT + "ms.");</text:p>
      <text:p text:style-name="P127"><text:s text:c="4"/>}</text:p>
      <text:p text:style-name="P127">}</text:p>
      <text:p text:style-name="P125"/>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33634543668401" text:continue-numbering="true" text:style-name="Numbering_20_3">
        <text:list-item>
          <text:p text:style-name="P195">Visitor #0: Had an audience! Time spent: 1000ms. <text:s text:c="3"/><text:span text:style-name="T78">&lt;--- Thread #0: Zero wait time!</text:span></text:p>
        </text:list-item>
        <text:list-item>
          <text:p text:style-name="P195">Visitor #4: Had an audience! Time spent: 2000ms.</text:p>
        </text:list-item>
        <text:list-item>
          <text:p text:style-name="P195">Visitor #3: Had an audience! Time spent: 3000ms.</text:p>
        </text:list-item>
        <text:list-item>
          <text:p text:style-name="P195">Visitor #2: Had an audience! Time spent: 4000ms.</text:p>
        </text:list-item>
        <text:list-item>
          <text:p text:style-name="P195">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5">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4"/>
      <text:p text:style-name="P128">package ppm_java._dev.concept.example.multithread.waitfree;</text:p>
      <text:p text:style-name="P128"/>
      <text:p text:style-name="P128">import java.util.concurrent.atomic.AtomicInteger;</text:p>
      <text:p text:style-name="P128"/>
      <text:p text:style-name="P128">public class THouse</text:p>
      <text:p text:style-name="P128">{</text:p>
      <text:p text:style-name="P128"><text:s text:c="4"/>private static final int <text:s text:c="7"/>gkNumVisitors <text:s text:c="2"/>= 5;</text:p>
      <text:p text:style-name="P128"><text:s text:c="4"/>private static final int <text:s text:c="7"/>gkTimeAudience <text:s/>= 1000;</text:p>
      <text:p text:style-name="P128"><text:s text:c="4"/>private static final int <text:s text:c="7"/>gkLocked <text:s text:c="7"/>= 1;</text:p>
      <text:p text:style-name="P128"><text:s text:c="4"/>private static final int <text:s text:c="7"/>gkUnlocked <text:s text:c="5"/>= 0;</text:p>
      <text:p text:style-name="P128"><text:s text:c="4"/></text:p>
      <text:p text:style-name="P128"><text:s text:c="4"/>public static void main (String[] args)</text:p>
      <text:p text:style-name="P128"><text:s text:c="4"/>{</text:p>
      <text:p text:style-name="P128"><text:s text:c="8"/>THouse <text:s text:c="13"/>house;</text:p>
      <text:p text:style-name="P128"><text:s text:c="8"/></text:p>
      <text:p text:style-name="P128"><text:s text:c="8"/>house = new THouse ();</text:p>
      <text:p text:style-name="P128"><text:s text:c="8"/>house.GetMeSomeVisitors ();</text:p>
      <text:p text:style-name="P128"><text:s text:c="4"/>}</text:p>
      <text:p text:style-name="P128"><text:s text:c="4"/></text:p>
      <text:p text:style-name="P128"><text:s text:c="4"/><text:span text:style-name="T52">private AtomicInteger <text:s text:c="10"/>fState;</text:span></text:p>
      <text:p text:style-name="P128"><text:s text:c="4"/>private TVisitor[] <text:s text:c="13"/>fVisitors;</text:p>
      <text:p text:style-name="P128"><text:s text:c="4"/></text:p>
      <text:p text:style-name="P128"><text:s text:c="4"/>public THouse ()</text:p>
      <text:p text:style-name="P128"><text:s text:c="4"/>{</text:p>
      <text:p text:style-name="P128"><text:s text:c="8"/>int i;</text:p>
      <text:p text:style-name="P128"><text:s text:c="8"/></text:p>
      <text:p text:style-name="P128"><text:s text:c="8"/><text:span text:style-name="T52">fState <text:s text:c="3"/>= new AtomicInteger (gkUnlocked);</text:span> <text:s/></text:p>
      <text:p text:style-name="P128"><text:s text:c="8"/>fVisitors = new TVisitor [gkNumVisitors];</text:p>
      <text:p text:style-name="P128"><text:s text:c="8"/>for (i = 0; i &lt; gkNumVisitors; i++)</text:p>
      <text:p text:style-name="P128"><text:s text:c="8"/>{</text:p>
      <text:p text:style-name="P128"><text:s text:c="12"/>fVisitors[i] = new TVisitor (this, i);</text:p>
      <text:p text:style-name="P128"><text:s text:c="8"/>}</text:p>
      <text:p text:style-name="P128"><text:s text:c="4"/>}</text:p>
      <text:p text:style-name="P128"><text:s text:c="4"/></text:p>
      <text:p text:style-name="P128"><text:s text:c="4"/>public void GetMeSomeVisitors ()</text:p>
      <text:p text:style-name="P128"><text:s text:c="4"/>{</text:p>
      <text:p text:style-name="P128"><text:s text:c="8"/>int i;</text:p>
      <text:p text:style-name="P128"><text:s text:c="8"/></text:p>
      <text:p text:style-name="P128"><text:s text:c="8"/>for (i = 0; i &lt; gkNumVisitors; i++)</text:p>
      <text:p text:style-name="P128"><text:s text:c="8"/>{</text:p>
      <text:p text:style-name="P128"><text:s text:c="12"/>fVisitors[i].start ();</text:p>
      <text:p text:style-name="P128"><text:s text:c="8"/>}</text:p>
      <text:p text:style-name="P128"><text:s text:c="4"/>}</text:p>
      <text:p text:style-name="P128"/>
      <text:p text:style-name="P128"><text:s text:c="4"/>public boolean Visit (int id)</text:p>
      <text:p text:style-name="P128"><text:s text:c="4"/>{</text:p>
      <text:p text:style-name="P128"><text:s text:c="8"/>boolean isSuccess;</text:p>
      <text:p text:style-name="P128"><text:s text:c="8"/></text:p>
      <text:p text:style-name="P128"><text:s text:c="8"/><text:span text:style-name="T52">isSuccess = fState.compareAndSet (gkUnlocked, gkLocked);</text:span></text:p>
      <text:p text:style-name="P128"><text:s text:c="8"/><text:span text:style-name="T52">if (isSuccess)</text:span></text:p>
      <text:p text:style-name="P128"><text:s text:c="8"/><text:span text:style-name="T52">{</text:span></text:p>
      <text:p text:style-name="P128"><text:s text:c="12"/>try {Thread.sleep (gkTimeAudience);} catch (InterruptedException e) {}</text:p>
      <text:p text:style-name="P128"><text:s text:c="12"/><text:span text:style-name="T52">fState.getAndSet (gkUnlocked); <text:s text:c="7"/>// </text:span><text:span text:style-name="T53">atomic setting</text:span></text:p>
      <text:p text:style-name="P128"><text:s text:c="8"/><text:span text:style-name="T52">}</text:span></text:p>
      <text:p text:style-name="P128"><text:s text:c="8"/></text:p>
      <text:p text:style-name="P128"><text:s text:c="8"/>return isSuccess;</text:p>
      <text:p text:style-name="P128"><text:s text:c="4"/>}</text:p>
      <text:p text:style-name="P128">}</text:p>
      <text:p text:style-name="P124"/>
      <text:p text:style-name="P148">Visitor:</text:p>
      <text:p text:style-name="P140"/>
      <text:p text:style-name="P129">package ppm_java._dev.concept.example.multithread.waitfree;</text:p>
      <text:p text:style-name="P129"/>
      <text:p text:style-name="P129">class TVisitor extends Thread</text:p>
      <text:p text:style-name="P129">{</text:p>
      <text:p text:style-name="P129"><text:s text:c="4"/>private THouse <text:s text:c="17"/>fHouse;</text:p>
      <text:p text:style-name="P129"><text:s text:c="4"/>private int <text:s text:c="20"/>fID;</text:p>
      <text:p text:style-name="P129"><text:s text:c="4"/>private String <text:s text:c="17"/>fPreamble;</text:p>
      <text:p text:style-name="P129"><text:s text:c="4"/></text:p>
      <text:p text:style-name="P129"><text:s text:c="4"/>public TVisitor (THouse house, int id)</text:p>
      <text:p text:style-name="P129"><text:s text:c="4"/>{</text:p>
      <text:p text:style-name="P129"><text:s text:c="8"/>fHouse <text:s text:c="9"/>= house;</text:p>
      <text:p text:style-name="P129"><text:s text:c="8"/>fID <text:s text:c="12"/>= id;</text:p>
      <text:p text:style-name="P129"><text:s text:c="8"/>fPreamble <text:s text:c="6"/>= "Visitor: " + fID;</text:p>
      <text:p text:style-name="P129"><text:s text:c="4"/>}</text:p>
      <text:p text:style-name="P129"><text:s text:c="4"/></text:p>
      <text:p text:style-name="P129"><text:s text:c="4"/>public void run ()</text:p>
      <text:p text:style-name="P129"><text:s text:c="4"/>{</text:p>
      <text:p text:style-name="P129"><text:s text:c="8"/>long <text:s text:c="11"/>t0;</text:p>
      <text:p text:style-name="P129"><text:soft-page-break/><text:s text:c="8"/>long <text:s text:c="11"/>t1;</text:p>
      <text:p text:style-name="P129"><text:s text:c="8"/>long <text:s text:c="11"/>dT;</text:p>
      <text:p text:style-name="P129"><text:s text:c="8"/>long <text:s text:c="11"/>tTot;</text:p>
      <text:p text:style-name="P129"><text:s text:c="8"/>boolean <text:s text:c="8"/>isSuccess;</text:p>
      <text:p text:style-name="P129"/>
      <text:p text:style-name="P129"><text:s text:c="8"/>tTot = 0;</text:p>
      <text:p text:style-name="P129"><text:s text:c="8"/>do</text:p>
      <text:p text:style-name="P129"><text:s text:c="8"/>{</text:p>
      <text:p text:style-name="P129"><text:s text:c="12"/>t0 <text:s text:c="7"/>= System.currentTimeMillis ();</text:p>
      <text:p text:style-name="P129"><text:s text:c="12"/><text:span text:style-name="T52">isSuccess = fHouse.Visit (fID); <text:s text:c="3"/>// </text:span><text:span text:style-name="T54">Costs next to no time if fHouse is busy, i.e. no suspen</text:span><text:span text:style-name="T55">ding</text:span><text:span text:style-name="T54">!</text:span></text:p>
      <text:p text:style-name="P129"><text:s text:c="12"/>t1 <text:s text:c="7"/>= System.currentTimeMillis ();</text:p>
      <text:p text:style-name="P129"><text:s text:c="12"/>dT <text:s text:c="7"/>= t1 - t0;</text:p>
      <text:p text:style-name="P129"><text:s text:c="12"/>tTot <text:s text:c="4"/>+= dT;</text:p>
      <text:p text:style-name="P129"><text:s text:c="12"/>if (isSuccess)</text:p>
      <text:p text:style-name="P129"><text:s text:c="12"/>{</text:p>
      <text:p text:style-name="P129"><text:s text:c="16"/>System.out.println (fPreamble + ": Had an audience! Time spent (total): " + tTot + "ms.");</text:p>
      <text:p text:style-name="P129"><text:s text:c="12"/>}</text:p>
      <text:p text:style-name="P129"><text:s text:c="12"/>else</text:p>
      <text:p text:style-name="P129"><text:s text:c="12"/>{</text:p>
      <text:p text:style-name="P129"><text:s text:c="16"/>// <text:span text:style-name="T69">Couldn't get an audience this time. At least, my thread is not</text:span></text:p>
      <text:p text:style-name="P130"><text:s text:c="16"/>// suspended. I'll go and do something else and try again later. </text:p>
      <text:p text:style-name="P129"><text:s text:c="16"/>try {Thread.sleep (500);} catch (InterruptedException e) {}</text:p>
      <text:p text:style-name="P129"><text:s text:c="12"/>}</text:p>
      <text:p text:style-name="P129"><text:s text:c="8"/>}</text:p>
      <text:p text:style-name="P129"><text:s text:c="8"/>while (! isSuccess);</text:p>
      <text:p text:style-name="P129"><text:s text:c="4"/>}</text:p>
      <text:p text:style-name="P129">}</text:p>
      <text:p text:style-name="P123"/>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6">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33634648633971" text:continue-numbering="true" text:style-name="Numbering_20_3">
        <text:list-item>
          <text:p text:style-name="P196">Visitor: 1: Had an audience! Time spent (total): 1000ms.</text:p>
        </text:list-item>
        <text:list-item>
          <text:p text:style-name="P197">Visitor: 0: Had an audience! Time spent (total): 1000ms.</text:p>
        </text:list-item>
        <text:list-item>
          <text:p text:style-name="P197">Visitor: 2: Had an audience! Time spent (total): 1000ms.</text:p>
        </text:list-item>
        <text:list-item>
          <text:p text:style-name="P197">Visitor: 3: Had an audience! Time spent (total): 1001ms.</text:p>
        </text:list-item>
        <text:list-item>
          <text:p text:style-name="P197">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0"><text:span text:style-name="Internet_20_link">https://www.ibm.com/developerworks/library/j-threads1</text:span></text:p><text:p text:style-name="P101"><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8"><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7">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7"><text:soft-page-break/>Main program:</text:p>
      <text:p text:style-name="P135"/>
      <text:p text:style-name="P135">package ppm_java._dev.concept.example.multithread.waitfree_testsafe;</text:p>
      <text:p text:style-name="P135"/>
      <text:p text:style-name="P135">import java.util.concurrent.atomic.AtomicInteger;</text:p>
      <text:p text:style-name="P135"/>
      <text:p text:style-name="P135">public class TDev_Example_multithread_waitfree_safe</text:p>
      <text:p text:style-name="P135">{</text:p>
      <text:p text:style-name="P135"><text:s text:c="4"/>private static final int <text:s text:c="11"/>gkLocked <text:s text:c="7"/>= 1;</text:p>
      <text:p text:style-name="P135"><text:s text:c="4"/>private static final int <text:s text:c="11"/>gkUnlocked <text:s text:c="5"/>= 0;</text:p>
      <text:p text:style-name="P135"><text:s text:c="4"/></text:p>
      <text:p text:style-name="P135"><text:s text:c="4"/>public static void main (String[] args)</text:p>
      <text:p text:style-name="P135"><text:s text:c="4"/>{</text:p>
      <text:p text:style-name="P135"><text:s text:c="8"/>TDev_Example_multithread_waitfree_safe <text:s text:c="12"/>unsafeClient;</text:p>
      <text:p text:style-name="P135"><text:s text:c="8"/></text:p>
      <text:p text:style-name="P135"><text:s text:c="8"/>unsafeClient = new TDev_Example_multithread_waitfree_safe ();</text:p>
      <text:p text:style-name="P135"><text:s text:c="8"/>unsafeClient.start ();</text:p>
      <text:p text:style-name="P135"><text:s text:c="4"/>}</text:p>
      <text:p text:style-name="P135"><text:s text:c="4"/></text:p>
      <text:p text:style-name="P135"><text:s text:c="4"/>private AtomicInteger <text:s text:c="14"/>fState;</text:p>
      <text:p text:style-name="P135"><text:s text:c="4"/>private TThreadConsumer <text:s text:c="12"/>fConsumer;</text:p>
      <text:p text:style-name="P135"><text:s text:c="4"/>private TThreadProducer <text:s text:c="12"/>fProducer;</text:p>
      <text:p text:style-name="P135"><text:s text:c="4"/>private int <text:s text:c="24"/>fValue;</text:p>
      <text:p text:style-name="P135"><text:s text:c="4"/></text:p>
      <text:p text:style-name="P136"><text:s text:c="4"/>public TDev_Example_multithread_waitfree_safe ()</text:p>
      <text:p text:style-name="P136"><text:s text:c="4"/>{</text:p>
      <text:p text:style-name="P136"><text:s text:c="8"/>fConsumer <text:s text:c="2"/>= new TThreadConsumer (this);</text:p>
      <text:p text:style-name="P136"><text:s text:c="8"/>fProducer <text:s text:c="2"/>= new TThreadProducer (this);</text:p>
      <text:p text:style-name="P136"><text:s text:c="8"/>fValue <text:s text:c="5"/>= 0;</text:p>
      <text:p text:style-name="P136"><text:s text:c="8"/>fState <text:s text:c="5"/>= new AtomicInteger (gkUnlocked);</text:p>
      <text:p text:style-name="P136"><text:s text:c="4"/>}</text:p>
      <text:p text:style-name="P136"/>
      <text:p text:style-name="P136"><text:s text:c="4"/>public void start ()</text:p>
      <text:p text:style-name="P136"><text:s text:c="4"/>{</text:p>
      <text:p text:style-name="P136"><text:s text:c="8"/>fConsumer.start ();</text:p>
      <text:p text:style-name="P136"><text:s text:c="8"/>fProducer.start ();</text:p>
      <text:p text:style-name="P136"><text:s text:c="4"/>}</text:p>
      <text:p text:style-name="P136"><text:s text:c="4"/></text:p>
      <text:p text:style-name="P136"><text:s text:c="4"/>public boolean Pop ()</text:p>
      <text:p text:style-name="P136"><text:s text:c="4"/>{</text:p>
      <text:p text:style-name="P136"><text:s text:c="8"/>boolean success;</text:p>
      <text:p text:style-name="P136"><text:s text:c="8"/></text:p>
      <text:p text:style-name="P136"><text:s text:c="8"/>success = fState.compareAndSet (gkUnlocked, gkLocked);</text:p>
      <text:p text:style-name="P136"><text:s text:c="8"/>if (success)</text:p>
      <text:p text:style-name="P136"><text:s text:c="8"/>{</text:p>
      <text:p text:style-name="P136"><text:s text:c="12"/>System.out.println ("Entering <text:s text:c="4"/>Pop <text:s/>(). <text:s/>Number: " + fValue);</text:p>
      <text:p text:style-name="P136"><text:s text:c="12"/>if (fValue &gt; 0)</text:p>
      <text:p text:style-name="P136"><text:s text:c="12"/>{</text:p>
      <text:p text:style-name="P136"><text:s text:c="16"/>fValue--;</text:p>
      <text:p text:style-name="P136"><text:s text:c="16"/>try {Thread.sleep (500);} catch (InterruptedException e) {}</text:p>
      <text:p text:style-name="P136"><text:s text:c="12"/>}</text:p>
      <text:p text:style-name="P136"><text:s text:c="12"/>System.out.println (" <text:s text:c="3"/>Exiting <text:s/>Pop <text:s/>(). <text:s/>Number: " + fValue);</text:p>
      <text:p text:style-name="P136"><text:s text:c="12"/>fState.getAndSet (gkUnlocked);</text:p>
      <text:p text:style-name="P136"><text:s text:c="8"/>}</text:p>
      <text:p text:style-name="P136"><text:s text:c="8"/></text:p>
      <text:p text:style-name="P136"><text:s text:c="8"/>return success;</text:p>
      <text:p text:style-name="P136"><text:s text:c="4"/>}</text:p>
      <text:p text:style-name="P136"><text:s text:c="4"/></text:p>
      <text:p text:style-name="P136"><text:s text:c="4"/>public boolean Push ()</text:p>
      <text:p text:style-name="P136"><text:s text:c="4"/>{</text:p>
      <text:p text:style-name="P136"><text:s text:c="8"/>boolean success;</text:p>
      <text:p text:style-name="P136"><text:s text:c="8"/></text:p>
      <text:p text:style-name="P136"><text:s text:c="8"/>success = fState.compareAndSet (gkUnlocked, gkLocked);</text:p>
      <text:p text:style-name="P136"><text:s text:c="8"/>if (success)</text:p>
      <text:p text:style-name="P136"><text:s text:c="8"/>{</text:p>
      <text:p text:style-name="P136"><text:s text:c="12"/>System.out.println ("Entering <text:s text:c="4"/>Push (). <text:s/>Number: " + fValue);</text:p>
      <text:p text:style-name="P136"><text:s text:c="12"/>if (fValue &lt; 1)</text:p>
      <text:p text:style-name="P136"><text:s text:c="12"/>{</text:p>
      <text:p text:style-name="P136"><text:s text:c="16"/>fValue++;</text:p>
      <text:p text:style-name="P136"><text:s text:c="16"/>try {Thread.sleep (500);} catch (InterruptedException e) {}</text:p>
      <text:p text:style-name="P136"><text:s text:c="12"/>}</text:p>
      <text:p text:style-name="P136"><text:s text:c="12"/>System.out.println (" <text:s text:c="3"/>Exiting <text:s/>Push (). <text:s/>Number: " + fValue);</text:p>
      <text:p text:style-name="P136"><text:s text:c="12"/>fState.getAndSet (gkUnlocked);</text:p>
      <text:p text:style-name="P136"><text:s text:c="8"/>}</text:p>
      <text:p text:style-name="P136"><text:s text:c="8"/></text:p>
      <text:p text:style-name="P136"><text:s text:c="8"/>return success;</text:p>
      <text:p text:style-name="P136"><text:s text:c="4"/>}</text:p>
      <text:p text:style-name="P136">}</text:p>
      <text:p text:style-name="P141"/>
      <text:p text:style-name="Caption">Producer:</text:p>
      <text:p text:style-name="P138"/>
      <text:p text:style-name="P137"><text:soft-page-break/>package ppm_java._dev.concept.example.multithread.waitfree_testsafe;</text:p>
      <text:p text:style-name="P137"/>
      <text:p text:style-name="P137">/**</text:p>
      <text:p text:style-name="P137"><text:s/>* @author peter</text:p>
      <text:p text:style-name="P137"><text:s/>*/</text:p>
      <text:p text:style-name="P137">class TThreadProducer extends Thread</text:p>
      <text:p text:style-name="P137">{</text:p>
      <text:p text:style-name="P137"><text:s text:c="4"/>private TDev_Example_multithread_waitfree_safe <text:s text:c="12"/>fHost;</text:p>
      <text:p text:style-name="P137"><text:s text:c="4"/></text:p>
      <text:p text:style-name="P137"><text:s text:c="4"/>/**</text:p>
      <text:p text:style-name="P137"><text:s text:c="5"/>* </text:p>
      <text:p text:style-name="P137"><text:s text:c="5"/>*/</text:p>
      <text:p text:style-name="P137"><text:s text:c="4"/>public TThreadProducer (TDev_Example_multithread_waitfree_safe host)</text:p>
      <text:p text:style-name="P137"><text:s text:c="4"/>{</text:p>
      <text:p text:style-name="P137"><text:s text:c="8"/>fHost = host;</text:p>
      <text:p text:style-name="P137"><text:s text:c="4"/>}</text:p>
      <text:p text:style-name="P137"/>
      <text:p text:style-name="P137"><text:s text:c="4"/>@Override</text:p>
      <text:p text:style-name="P137"><text:s text:c="4"/>public void run ()</text:p>
      <text:p text:style-name="P137"><text:s text:c="4"/>{</text:p>
      <text:p text:style-name="P137"><text:s text:c="8"/>int <text:s text:c="8"/>i;</text:p>
      <text:p text:style-name="P137"><text:s text:c="8"/>int <text:s text:c="8"/>delay;</text:p>
      <text:p text:style-name="P137"><text:s text:c="8"/>boolean <text:s text:c="4"/>success;</text:p>
      <text:p text:style-name="P137"><text:s text:c="8"/></text:p>
      <text:p text:style-name="P137"><text:s text:c="8"/>delay = 0;</text:p>
      <text:p text:style-name="P137"><text:s text:c="8"/>for (i = 1; i &lt;= 10; i++)</text:p>
      <text:p text:style-name="P137"><text:s text:c="8"/>{</text:p>
      <text:p text:style-name="P137"><text:s text:c="12"/>delay += 10;</text:p>
      <text:p text:style-name="P137"><text:s text:c="12"/>do</text:p>
      <text:p text:style-name="P137"><text:s text:c="12"/>{</text:p>
      <text:p text:style-name="P137"><text:s text:c="16"/>success = fHost.Push ();</text:p>
      <text:p text:style-name="P137"><text:s text:c="16"/>try {Thread.sleep (delay);} catch (InterruptedException e) {}</text:p>
      <text:p text:style-name="P137"><text:s text:c="12"/>} while (! success);</text:p>
      <text:p text:style-name="P137"><text:s text:c="8"/>}</text:p>
      <text:p text:style-name="P137"><text:s text:c="8"/></text:p>
      <text:p text:style-name="P137"><text:s text:c="8"/>System.out.println ("Producer finished!");</text:p>
      <text:p text:style-name="P137"><text:s text:c="4"/>}</text:p>
      <text:p text:style-name="P137">}</text:p>
      <text:p text:style-name="P138"/>
      <text:p text:style-name="P147">Consumer:</text:p>
      <text:p text:style-name="P138"/>
      <text:p text:style-name="P137">package ppm_java._dev.concept.example.multithread.waitfree_testsafe;</text:p>
      <text:p text:style-name="P137"/>
      <text:p text:style-name="P137">/**</text:p>
      <text:p text:style-name="P137"><text:s/>* @author peter</text:p>
      <text:p text:style-name="P137"><text:s/>*/</text:p>
      <text:p text:style-name="P137">class TThreadConsumer extends Thread</text:p>
      <text:p text:style-name="P137">{</text:p>
      <text:p text:style-name="P137"><text:s text:c="4"/>private TDev_Example_multithread_waitfree_safe <text:s text:c="12"/>fHost;</text:p>
      <text:p text:style-name="P137"><text:s text:c="4"/></text:p>
      <text:p text:style-name="P137"><text:s text:c="4"/>/**</text:p>
      <text:p text:style-name="P137"><text:s text:c="5"/>* </text:p>
      <text:p text:style-name="P137"><text:s text:c="5"/>*/</text:p>
      <text:p text:style-name="P137"><text:s text:c="4"/>public TThreadConsumer (TDev_Example_multithread_waitfree_safe host)</text:p>
      <text:p text:style-name="P137"><text:s text:c="4"/>{</text:p>
      <text:p text:style-name="P137"><text:s text:c="8"/>fHost = host;</text:p>
      <text:p text:style-name="P137"><text:s text:c="4"/>}</text:p>
      <text:p text:style-name="P137"><text:s text:c="4"/></text:p>
      <text:p text:style-name="P137"><text:s text:c="4"/>@Override</text:p>
      <text:p text:style-name="P137"><text:s text:c="4"/>public void run ()</text:p>
      <text:p text:style-name="P137"><text:s text:c="4"/>{</text:p>
      <text:p text:style-name="P137"><text:s text:c="8"/>int <text:s text:c="8"/>i;</text:p>
      <text:p text:style-name="P137"><text:s text:c="8"/>int <text:s text:c="8"/>delay;</text:p>
      <text:p text:style-name="P137"><text:s text:c="8"/>boolean <text:s text:c="4"/>success;</text:p>
      <text:p text:style-name="P137"><text:s text:c="8"/></text:p>
      <text:p text:style-name="P137"><text:s text:c="8"/>delay = 200;</text:p>
      <text:p text:style-name="P137"><text:s text:c="8"/>for (i = 1; i &lt;= 10; i++)</text:p>
      <text:p text:style-name="P137"><text:s text:c="8"/>{</text:p>
      <text:p text:style-name="P137"><text:s text:c="12"/>delay -= 10;</text:p>
      <text:p text:style-name="P137"><text:s text:c="12"/>do</text:p>
      <text:p text:style-name="P137"><text:s text:c="12"/>{</text:p>
      <text:p text:style-name="P137"><text:s text:c="16"/>success = fHost.Pop ();</text:p>
      <text:p text:style-name="P137"><text:s text:c="16"/>try {Thread.sleep (delay);} catch (InterruptedException e) {}</text:p>
      <text:p text:style-name="P137"><text:s text:c="12"/>} while (! success);</text:p>
      <text:p text:style-name="P137"><text:s text:c="8"/>}</text:p>
      <text:p text:style-name="P137"><text:s text:c="8"/></text:p>
      <text:p text:style-name="P137"><text:s text:c="8"/>System.out.println ("Consumer finished!");</text:p>
      <text:p text:style-name="P137"><text:s text:c="4"/>}</text:p>
      <text:p text:style-name="P137">}</text:p>
      <text:p text:style-name="P138"/>
      <text:p text:style-name="P20">The program output <text:span text:style-name="T79">shows two well behaved threads:</text:span></text:p>
      <text:list xml:id="list133635279701361" text:continue-numbering="true" text:style-name="Numbering_20_3">
        <text:list-item>
          <text:p text:style-name="P198"><text:soft-page-break/>Entering <text:s text:c="4"/>Pop <text:s/>(). <text:s/>Number: 0</text:p>
        </text:list-item>
        <text:list-item>
          <text:p text:style-name="P198"><text:s text:c="4"/>Exiting <text:s/>Pop <text:s/>(). <text:s/>Number: 0</text:p>
        </text:list-item>
        <text:list-item>
          <text:p text:style-name="P198">Entering <text:s text:c="4"/>Push (). <text:s/>Number: 0</text:p>
        </text:list-item>
        <text:list-item>
          <text:p text:style-name="P198"><text:s text:c="4"/>Exiting <text:s/>Push (). <text:s/>Number: 1</text:p>
        </text:list-item>
        <text:list-item>
          <text:p text:style-name="P198">Entering <text:s text:c="4"/>Push (). <text:s/>Number: 1</text:p>
        </text:list-item>
        <text:list-item>
          <text:p text:style-name="P198"><text:s text:c="4"/>Exiting <text:s/>Push (). <text:s/>Number: 1</text:p>
        </text:list-item>
        <text:list-item>
          <text:p text:style-name="P198">Entering <text:s text:c="4"/>Push (). <text:s/>Number: 1</text:p>
        </text:list-item>
        <text:list-item>
          <text:p text:style-name="P198"><text:s text:c="4"/>Exiting <text:s/>Push (). <text:s/>Number: 1</text:p>
        </text:list-item>
        <text:list-item>
          <text:p text:style-name="P198">Entering <text:s text:c="4"/>Pop <text:s/>(). <text:s/>Number: 1</text:p>
        </text:list-item>
        <text:list-item>
          <text:p text:style-name="P198"><text:s text:c="4"/>Exiting <text:s/>Pop <text:s/>(). <text:s/>Number: 0</text:p>
        </text:list-item>
        <text:list-item>
          <text:p text:style-name="P198">Entering <text:s text:c="4"/>Push (). <text:s/>Number: 0</text:p>
        </text:list-item>
        <text:list-item>
          <text:p text:style-name="P198"><text:s text:c="4"/>Exiting <text:s/>Push (). <text:s/>Number: 1</text:p>
        </text:list-item>
        <text:list-item>
          <text:p text:style-name="P198">Entering <text:s text:c="4"/>Pop <text:s/>(). <text:s/>Number: 1</text:p>
        </text:list-item>
        <text:list-item>
          <text:p text:style-name="P198"><text:s text:c="4"/>Exiting <text:s/>Pop <text:s/>(). <text:s/>Number: 0</text:p>
        </text:list-item>
        <text:list-item>
          <text:p text:style-name="P198">Entering <text:s text:c="4"/>Push (). <text:s/>Number: 0</text:p>
        </text:list-item>
        <text:list-item>
          <text:p text:style-name="P198"><text:s text:c="4"/>Exiting <text:s/>Push (). <text:s/>Number: 1</text:p>
        </text:list-item>
        <text:list-item>
          <text:p text:style-name="P198">Entering <text:s text:c="4"/>Push (). <text:s/>Number: 1</text:p>
        </text:list-item>
        <text:list-item>
          <text:p text:style-name="P198"><text:s text:c="4"/>Exiting <text:s/>Push (). <text:s/>Number: 1</text:p>
        </text:list-item>
        <text:list-item>
          <text:p text:style-name="P198">Entering <text:s text:c="4"/>Push (). <text:s/>Number: 1</text:p>
        </text:list-item>
        <text:list-item>
          <text:p text:style-name="P198"><text:s text:c="4"/>Exiting <text:s/>Push (). <text:s/>Number: 1</text:p>
        </text:list-item>
        <text:list-item>
          <text:p text:style-name="P198">Entering <text:s text:c="4"/>Pop <text:s/>(). <text:s/>Number: 1</text:p>
        </text:list-item>
        <text:list-item>
          <text:p text:style-name="P198"><text:s text:c="4"/>Exiting <text:s/>Pop <text:s/>(). <text:s/>Number: 0</text:p>
        </text:list-item>
        <text:list-item>
          <text:p text:style-name="P198">Entering <text:s text:c="4"/>Push (). <text:s/>Number: 0</text:p>
        </text:list-item>
        <text:list-item>
          <text:p text:style-name="P198"><text:s text:c="4"/>Exiting <text:s/>Push (). <text:s/>Number: 1</text:p>
        </text:list-item>
        <text:list-item>
          <text:p text:style-name="P198">Entering <text:s text:c="4"/>Pop <text:s/>(). <text:s/>Number: 1</text:p>
        </text:list-item>
        <text:list-item>
          <text:p text:style-name="P198"><text:s text:c="4"/>Exiting <text:s/>Pop <text:s/>(). <text:s/>Number: 0</text:p>
        </text:list-item>
        <text:list-item>
          <text:p text:style-name="P198">Entering <text:s text:c="4"/>Push (). <text:s/>Number: 0</text:p>
        </text:list-item>
        <text:list-item>
          <text:p text:style-name="P198"><text:s text:c="4"/>Exiting <text:s/>Push (). <text:s/>Number: 1</text:p>
        </text:list-item>
        <text:list-item>
          <text:p text:style-name="P198">Entering <text:s text:c="4"/>Pop <text:s/>(). <text:s/>Number: 1</text:p>
        </text:list-item>
        <text:list-item>
          <text:p text:style-name="P198"><text:s text:c="4"/>Exiting <text:s/>Pop <text:s/>(). <text:s/>Number: 0</text:p>
        </text:list-item>
        <text:list-item>
          <text:p text:style-name="P198">Entering <text:s text:c="4"/>Push (). <text:s/>Number: 0</text:p>
        </text:list-item>
        <text:list-item>
          <text:p text:style-name="P198"><text:s text:c="4"/>Exiting <text:s/>Push (). <text:s/>Number: 1</text:p>
        </text:list-item>
        <text:list-item>
          <text:p text:style-name="P198">Entering <text:s text:c="4"/>Pop <text:s/>(). <text:s/>Number: 1</text:p>
        </text:list-item>
        <text:list-item>
          <text:p text:style-name="P198">Producer finished!</text:p>
        </text:list-item>
        <text:list-item>
          <text:p text:style-name="P198"><text:s text:c="4"/>Exiting <text:s/>Pop <text:s/>(). <text:s/>Number: 0</text:p>
        </text:list-item>
        <text:list-item>
          <text:p text:style-name="P198">Entering <text:s text:c="4"/>Pop <text:s/>(). <text:s/>Number: 0</text:p>
        </text:list-item>
        <text:list-item>
          <text:p text:style-name="P198"><text:s text:c="4"/>Exiting <text:s/>Pop <text:s/>(). <text:s/>Number: 0</text:p>
        </text:list-item>
        <text:list-item>
          <text:p text:style-name="P198">Entering <text:s text:c="4"/>Pop <text:s/>(). <text:s/>Number: 0</text:p>
        </text:list-item>
        <text:list-item>
          <text:p text:style-name="P198"><text:s text:c="4"/>Exiting <text:s/>Pop <text:s/>(). <text:s/>Number: 0</text:p>
        </text:list-item>
        <text:list-item>
          <text:p text:style-name="P198">Entering <text:s text:c="4"/>Pop <text:s/>(). <text:s/>Number: 0</text:p>
        </text:list-item>
        <text:list-item>
          <text:p text:style-name="P198"><text:s text:c="4"/>Exiting <text:s/>Pop <text:s/>(). <text:s/>Number: 0</text:p>
        </text:list-item>
        <text:list-item>
          <text:p text:style-name="P198">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8">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0">Synchronized</text:p>
          </table:table-cell>
          <table:table-cell table:style-name="Table3.B1" office:value-type="string">
            <text:p text:style-name="P120">Wait-free lock</text:p>
          </table:table-cell>
        </table:table-row>
        <table:table-row>
          <table:table-cell table:style-name="Table3.A2" office:value-type="string">
            <text:p text:style-name="P121">Threadsafe part:</text:p>
            <text:p text:style-name="src-listing"/>
            <text:p text:style-name="P131">public class X</text:p>
            <text:p text:style-name="P131">{</text:p>
            <text:p text:style-name="P131"><text:s text:c="4"/>public X ()</text:p>
            <text:p text:style-name="P131"><text:s text:c="4"/>{</text:p>
            <text:p text:style-name="P131"><text:s text:c="4"/>}</text:p>
            <text:p text:style-name="P131"/>
            <text:p text:style-name="P131"><text:s text:c="4"/>public synchronized void Do_Threadsafe_thing ()</text:p>
            <text:p text:style-name="P131"><text:s text:c="4"/>{</text:p>
            <text:p text:style-name="P131"><text:s text:c="8"/>/<text:span text:style-name="T81">* The payload */</text:span></text:p>
            <text:p text:style-name="P131"><text:s text:c="8"/>Do_Work ();</text:p>
            <text:p text:style-name="P131"><text:s text:c="4"/>}</text:p>
            <text:p text:style-name="P131">}</text:p>
            <text:p text:style-name="P134">0.30 cm</text:p>
          </table:table-cell>
          <table:table-cell table:style-name="Table3.B2" office:value-type="string">
            <text:p text:style-name="P121">Threadsafe part:</text:p>
            <text:p text:style-name="src-listing"/>
            <text:p text:style-name="P131">import java.util.concurrent.atomic.AtomicInteger;</text:p>
            <text:p text:style-name="P131"/>
            <text:p text:style-name="P131">public class X</text:p>
            <text:p text:style-name="P131">{</text:p>
            <text:p text:style-name="P131"><text:s text:c="4"/>private AtomicInteger <text:s text:c="14"/>fState;</text:p>
            <text:p text:style-name="P131"><text:s text:c="4"/></text:p>
            <text:p text:style-name="P131"><text:s text:c="4"/>public X ()</text:p>
            <text:p text:style-name="P131"><text:s text:c="4"/>{</text:p>
            <text:p text:style-name="P131"><text:s text:c="8"/>fState = new AtomicInteger (0);</text:p>
            <text:p text:style-name="P131"><text:s text:c="4"/>}</text:p>
            <text:p text:style-name="P131"/>
            <text:p text:style-name="P131"><text:s text:c="4"/>public boolean Do_Threadsafe_thing ()</text:p>
            <text:p text:style-name="P131"><text:s text:c="4"/>{</text:p>
            <text:p text:style-name="P131"><text:s text:c="8"/>boolean success;</text:p>
            <text:p text:style-name="P131"><text:s text:c="8"/></text:p>
            <text:p text:style-name="P131"><text:s text:c="8"/>/<text:span text:style-name="T80">* Lockdown if unlocked */</text:span></text:p>
            <text:p text:style-name="P131"><text:s text:c="8"/>success = fState.compareAndSet (0, 1);</text:p>
            <text:p text:style-name="P131"/>
            <text:p text:style-name="P131"><text:s text:c="8"/>if (success)</text:p>
            <text:p text:style-name="P131"><text:s text:c="8"/>{</text:p>
            <text:p text:style-name="P131"><text:s text:c="12"/>/<text:span text:style-name="T80">* The payload */</text:span></text:p>
            <text:p text:style-name="P131"><text:s text:c="12"/>Do_Work ();</text:p>
            <text:p text:style-name="P131"/>
            <text:p text:style-name="P131"><text:s text:c="12"/>/<text:span text:style-name="T80">* Unlock critical section */</text:span></text:p>
            <text:p text:style-name="P131"><text:soft-page-break/><text:s text:c="12"/>fState.getAndSet (<text:span text:style-name="T80">0</text:span>);</text:p>
            <text:p text:style-name="P131"><text:s text:c="8"/>}</text:p>
            <text:p text:style-name="P131"><text:s text:c="8"/></text:p>
            <text:p text:style-name="P131"><text:s text:c="8"/>/<text:span text:style-name="T80">* Tell client thread whether work done */</text:span></text:p>
            <text:p text:style-name="P131"><text:s text:c="8"/>return success;</text:p>
            <text:p text:style-name="P131"><text:s text:c="4"/>}</text:p>
            <text:p text:style-name="P131">}</text:p>
            <text:p text:style-name="src-listing"/>
          </table:table-cell>
        </table:table-row>
        <table:table-row>
          <table:table-cell table:style-name="Table3.A2" office:value-type="string">
            <text:p text:style-name="P121">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2">}</text:p>
          </table:table-cell>
          <table:table-cell table:style-name="Table3.B2" office:value-type="string">
            <text:p text:style-name="P121">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2"><text:s text:c="12"/>try</text:p>
            <text:p text:style-name="P132"><text:s text:c="12"/>{ <text:s text:c="2"/>/<text:span text:style-name="T81">* Thread puts itself to sleep </text:span></text:p>
            <text:p text:style-name="P133"><text:s text:c="19"/>so that we don't get a</text:p>
            <text:p text:style-name="P133"><text:s text:c="19"/>runaway thread freezing the </text:p>
            <text:p text:style-name="P133"><text:s text:c="19"/>machine. */</text:p>
            <text:p text:style-name="P132"><text:s text:c="16"/>Thread.sleep (yieldTime);</text:p>
            <text:p text:style-name="P132"><text:s text:c="12"/>}</text:p>
            <text:p text:style-name="P132"><text:s text:c="12"/><text:span text:style-name="T81">catch (InterruptedException e)</text:span></text:p>
            <text:p text:style-name="P132"><text:s text:c="12"/><text:span text:style-name="T81">{</text:span></text:p>
            <text:p text:style-name="P132"><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08" text:outline-level="1"><text:bookmark-start text:name="__RefHeading__7323_82437932"/>Special constructs<text:bookmark-end text:name="__RefHeading__7323_82437932"/></text:h>
      <text:h text:style-name="Heading_20_2" text:outline-level="2">Atomic buffer</text:h>
      <text:p text:style-name="P69"><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4">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5"><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9"><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6">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5553931133640631522" text:style-name="L4">
        <text:list-item>
          <text:p text:style-name="P159"><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0"><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1"><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7">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310400913930852934" text:style-name="L5">
        <text:list-item>
          <text:p text:style-name="P162">For the audio driver, the update frequency depends on the sample rate and the size<text:note text:id="ftn17" text:note-class="footnote"><text:note-citation>17</text:note-citation><text:note-body><text:p text:style-name="P90"><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63"><text:span text:style-name="T88">For the display engine, the update frequency is initially 30 display updates per second</text:span><text:span text:style-name="T88"><text:note text:id="ftn18" text:note-class="footnote"><text:note-citation>18</text:note-citation><text:note-body><text:p text:style-name="P91">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4438734588103175984" text:style-name="L6">
        <text:list-item>
          <text:p text:style-name="P164"><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4"><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4"><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6">That's just the immediate dealing with a contention on the <text:span text:style-name="T70">TAtomicBuffer</text:span> side - the client has to still do additional steps to reduce contentions over time.</text:p></text:note-body></text:note></text:span><text:span text:style-name="T88">:</text:span></text:p>
      <text:list xml:id="list5383757196231091741" text:style-name="L7">
        <text:list-item>
          <text:p text:style-name="P165">Overrun.</text:p>
        </text:list-item>
      </text:list>
      <text:list xml:id="list7476223305278030757" text:style-name="L8">
        <text:list-item>
          <text:p text:style-name="P190"><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2">New data always takes priority over old data. Therefore we simply drop any uncollected data.</text:p></text:note-body></text:note></text:span><text:span text:style-name="T88">.</text:span></text:p>
        </text:list-item>
        <text:list-item>
          <text:p text:style-name="P191">Increment overrun counter.</text:p>
        </text:list-item>
      </text:list>
      <text:list xml:id="list526327192171042065" text:style-name="L9">
        <text:list-item>
          <text:p text:style-name="P166">Underrun.</text:p>
        </text:list-item>
      </text:list>
      <text:list xml:id="list7272766686291977422" text:style-name="L10">
        <text:list-item>
          <text:p text:style-name="P167">Return new empty <text:span text:style-name="Source_20_Text">FloatBuffer</text:span> or <text:span text:style-name="Source_20_Text">null</text:span><text:note text:id="ftn21" text:note-class="footnote"><text:note-citation>21</text:note-citation><text:note-body><text:p text:style-name="P93">Depending on the <text:span text:style-name="T70">ifInvalidPolicy</text:span>.</text:p></text:note-body></text:note> <text:span text:style-name="T125">to the consumer</text:span>.</text:p>
        </text:list-item>
        <text:list-item>
          <text:p text:style-name="P167">Increment underrun counter.</text:p>
        </text:list-item>
      </text:list>
      <text:list xml:id="list3916101190833501148" text:style-name="L11">
        <text:list-item>
          <text:p text:style-name="P168">Thread contention.</text:p>
        </text:list-item>
      </text:list>
      <text:list xml:id="list7451245299556339286" text:style-name="L12">
        <text:list-item>
          <text:p text:style-name="P169">Skip any data setting or getting, i.e.</text:p>
        </text:list-item>
      </text:list>
      <text:list xml:id="list6449877110146152633" text:style-name="L13">
        <text:list-item>
          <text:p text:style-name="P170">For the producer, drop the new data.</text:p>
        </text:list-item>
        <text:list-item>
          <text:p text:style-name="P170">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4">ditto</text:p></text:note-body></text:note></text:span><text:span text:style-name="T102">.</text:span></text:p>
        </text:list-item>
      </text:list>
      <text:list xml:id="list133634666513585" text:continue-list="list7451245299556339286" text:style-name="L12">
        <text:list-item>
          <text:p text:style-name="P169">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5">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1004954548552603051" text:style-name="L14">
        <text:list-item>
          <text:p text:style-name="P171"><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1"><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5">We already use a dedicated library<text:note text:id="ftn24" text:note-class="footnote"><text:note-citation>24</text:note-citation><text:note-body><text:p text:style-name="P102">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3"><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9"><text:soft-page-break/></text:p>
      <text:p text:style-name="P139">package ppm_java._dev.concept.trial.JJack;</text:p>
      <text:p text:style-name="P139"/>
      <text:p text:style-name="P139">import... /<text:span text:style-name="T18">* Various imports */</text:span></text:p>
      <text:p text:style-name="P139"/>
      <text:p text:style-name="P139">/**</text:p>
      <text:p text:style-name="P139"><text:s/>* Loads the JJack driver, connects to a running instance of JackD and prints</text:p>
      <text:p text:style-name="P139"><text:s/>* the peak of every incoming frame to stdout.</text:p>
      <text:p text:style-name="P139"><text:s/>* </text:p>
      <text:p text:style-name="P139"><text:s/>* @author peter</text:p>
      <text:p text:style-name="P139"><text:s/>*/</text:p>
      <text:p text:style-name="P139">public class TDev_Trial_JJack_process_01 implements JJackAudioProcessor</text:p>
      <text:p text:style-name="P139">{</text:p>
      <text:p text:style-name="P139"><text:s text:c="4"/><text:span text:style-name="T16">public static void main (String[] arge) {</text:span>/<text:span text:style-name="T16">* Setup stuff... */}</text:span></text:p>
      <text:p text:style-name="P139"/>
      <text:p text:style-name="P139"><text:s text:c="4"/>private int fIFrame = 0;</text:p>
      <text:p text:style-name="P139"><text:s text:c="4"/>public TDev_Trial_JJack_process_01 ()</text:p>
      <text:p text:style-name="P139"><text:s text:c="4"/>{</text:p>
      <text:p text:style-name="P139"><text:s text:c="8"/>fIFrame = 0;</text:p>
      <text:p text:style-name="P139"><text:s text:c="4"/>}</text:p>
      <text:p text:style-name="P139"><text:s text:c="4"/></text:p>
      <text:p text:style-name="P139"><text:s text:c="4"/>public void process (JJackAudioEvent e)</text:p>
      <text:p text:style-name="P139"><text:s text:c="4"/>{</text:p>
      <text:p text:style-name="P139"><text:s text:c="8"/>FloatBuffer <text:s text:c="8"/>inBuf;</text:p>
      <text:p text:style-name="P139"><text:s text:c="8"/>int <text:s text:c="16"/>nSamples;</text:p>
      <text:p text:style-name="P139"><text:s text:c="8"/>int <text:s text:c="16"/>i;</text:p>
      <text:p text:style-name="P139"><text:s text:c="8"/>float <text:s text:c="14"/>s;</text:p>
      <text:p text:style-name="P139"><text:s text:c="8"/>float <text:s text:c="14"/>sRect;</text:p>
      <text:p text:style-name="P139"><text:s text:c="8"/>float <text:s text:c="14"/>peak;</text:p>
      <text:p text:style-name="P139"><text:s text:c="8"/></text:p>
      <text:p text:style-name="P139"/>
      <text:p text:style-name="P139"><text:s text:c="8"/>fIFrame++;</text:p>
      <text:p text:style-name="P139"><text:s text:c="8"/>inBuf <text:s text:c="6"/>= e.getInput (0);</text:p>
      <text:p text:style-name="P139"><text:s text:c="8"/>nSamples <text:s text:c="3"/>= inBuf.limit ();</text:p>
      <text:p text:style-name="P139"><text:s text:c="8"/>peak <text:s text:c="7"/>= 0;</text:p>
      <text:p text:style-name="P139"><text:s text:c="8"/>for (i = 0; i &lt; nSamples; i++)</text:p>
      <text:p text:style-name="P139"><text:s text:c="8"/>{</text:p>
      <text:p text:style-name="P139"><text:s text:c="12"/>/* Get next sample. */</text:p>
      <text:p text:style-name="P139"><text:s text:c="12"/>s = inBuf.get (i);</text:p>
      <text:p text:style-name="P139"><text:s text:c="12"/></text:p>
      <text:p text:style-name="P139"><text:s text:c="12"/>/* Rectify (i.e. mirror a negative sample to it's positive opposite). */</text:p>
      <text:p text:style-name="P139"><text:s text:c="12"/>sRect = (s &lt; 0) <text:s/>? <text:s/>-s : s;</text:p>
      <text:p text:style-name="P139"><text:s text:c="12"/></text:p>
      <text:p text:style-name="P139"><text:s text:c="12"/>/* Determine peak value. */</text:p>
      <text:p text:style-name="P139"><text:s text:c="12"/>peak = (sRect &gt; peak) <text:s/>? <text:s/>sRect : peak;</text:p>
      <text:p text:style-name="P139"><text:s text:c="8"/>}</text:p>
      <text:p text:style-name="P139"><text:s text:c="8"/>System.out.println ("Frame: " + fIFrame + "; Peak value (abs): " + peak + ".");</text:p>
      <text:p text:style-name="P139"><text:s text:c="4"/>}</text:p>
      <text:p text:style-name="P139">}</text:p>
      <text:p text:style-name="P139"/>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33634916677141" text:continue-list="list133635279701361" text:style-name="Numbering_20_3">
        <text:list-item>
          <text:p text:style-name="P199">native jjack library loaded using system library path</text:p>
        </text:list-item>
        <text:list-item>
          <text:p text:style-name="P199">natively registering jack client "JJack"</text:p>
        </text:list-item>
        <text:list-item>
          <text:p text:style-name="P199">jack_client_new: deprecated</text:p>
        </text:list-item>
        <text:list-item>
          <text:p text:style-name="P199">using 2 input ports, 2 output ports</text:p>
        </text:list-item>
        <text:list-item>
          <text:p text:style-name="P199">Frame: 1; Peak value (abs): 0.0. <text:s text:c="122"/></text:p>
        </text:list-item>
        <text:list-item>
          <text:p text:style-name="P199">Frame: 2; Peak value (abs): 0.0. <text:s text:c="122"/></text:p>
        </text:list-item>
        <text:list-item>
          <text:p text:style-name="P199">Frame: 3; Peak value (abs): 0.0. <text:s text:c="122"/></text:p>
        </text:list-item>
        <text:list-item>
          <text:p text:style-name="P199">Frame: 4; Peak value (abs): 0.042320143. <text:s text:c="114"/></text:p>
        </text:list-item>
        <text:list-item>
          <text:p text:style-name="P199">Frame: 5; Peak value (abs): 0.036235876. <text:s text:c="114"/></text:p>
        </text:list-item>
        <text:list-item>
          <text:p text:style-name="P199">Frame: 6; Peak value (abs): 0.038238987. <text:s text:c="114"/></text:p>
        </text:list-item>
        <text:list-item>
          <text:p text:style-name="P199">Frame: 7; Peak value (abs): 0.038017016. <text:s text:c="114"/></text:p>
        </text:list-item>
        <text:list-item>
          <text:p text:style-name="P199">Frame: 8; Peak value (abs): 0.04076365. <text:s text:c="115"/></text:p>
        </text:list-item>
        <text:list-item>
          <text:p text:style-name="P199">Frame: 9; Peak value (abs): 0.022242684. <text:s text:c="114"/></text:p>
        </text:list-item>
        <text:list-item>
          <text:p text:style-name="P199">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7865433041620948288" text:style-name="L15">
        <text:list-item>
          <text:p text:style-name="P173">A module class extends the base class <text:span text:style-name="Source_20_Text">VAudioProcessor</text:span>.</text:p>
        </text:list-item>
        <text:list-item>
          <text:p text:style-name="P173">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72"><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2876236976280156763" text:style-name="L16">
        <text:list-item>
          <text:p text:style-name="P175">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76"><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74"><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77"><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78"><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2"><draw:frame draw:style-name="fr9" draw:name="Image19" text:anchor-type="as-char" svg:width="3.17cm" svg:height="3.004cm" draw:z-index="24"><draw:image xlink:href="Pictures/100000000000016D0000015A706DAF60.png" xlink:type="simple" xlink:show="embed" xlink:actuate="onLoad"/></draw:frame></text:p>
          </table:table-cell>
          <table:table-cell table:style-name="Table2.A1" office:value-type="string">
            <text:p text:style-name="P150"><text:span text:style-name="Definition">Class:</text:span><text:tab/><text:span text:style-name="Source_20_Text">TAudioContext_JackD</text:span></text:p>
            <text:p text:style-name="P150"><text:span text:style-name="Definition"><text:span text:style-name="T135">Package:</text:span></text:span><text:span text:style-name="T135"><text:tab/></text:span><text:span text:style-name="Source_20_Text"><text:span text:style-name="T135">ppm_java.backend.module.jackd</text:span></text:span></text:p>
            <text:p text:style-name="P150"><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2"><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50"><text:span text:style-name="Definition">Class:</text:span><text:tab/><text:span text:style-name="Source_20_Text">TNodePump</text:span></text:p>
            <text:p text:style-name="P150"><text:span text:style-name="Definition">Package:</text:span><text:tab/><text:span text:style-name="Source_20_Text">ppm_java.backend.module.pump</text:span></text:p>
            <text:p text:style-name="P150"><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2"><draw:frame draw:style-name="fr11" draw:name="Image21" text:anchor-type="as-char" svg:width="3.907cm" svg:height="3.346cm" draw:z-index="25"><draw:image xlink:href="Pictures/10000000000001940000015A270C53C5.png" xlink:type="simple" xlink:show="embed" xlink:actuate="onLoad"/></draw:frame></text:p>
          </table:table-cell>
          <table:table-cell table:style-name="Table2.A1" office:value-type="string">
            <text:p text:style-name="P150"><text:span text:style-name="Definition">Class:</text:span><text:tab/><text:span text:style-name="Source_20_Text">TNodePeakEstimator</text:span></text:p>
            <text:p text:style-name="P150"><text:span text:style-name="Definition"><text:span text:style-name="T135">Package:</text:span></text:span><text:span text:style-name="T135"><text:tab/></text:span><text:span text:style-name="Source_20_Text"><text:span text:style-name="T135">ppm_java.backend.module.peak_estimator</text:span></text:span></text:p>
            <text:p text:style-name="P150"><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2"><draw:frame draw:style-name="fr9" draw:name="Image22" text:anchor-type="as-char" svg:width="3.907cm" svg:height="3.346cm" draw:z-index="26"><draw:image xlink:href="Pictures/10000000000001940000015A129EA1E3.png" xlink:type="simple" xlink:show="embed" xlink:actuate="onLoad"/></draw:frame></text:p>
          </table:table-cell>
          <table:table-cell table:style-name="Table2.A1" office:value-type="string">
            <text:p text:style-name="P152"><text:span text:style-name="Definition">Class:</text:span><text:span text:style-name="T135"><text:tab/></text:span><text:span text:style-name="Source_20_Text">TNodeConverterDb</text:span></text:p>
            <text:p text:style-name="P150"><text:span text:style-name="Definition"><text:span text:style-name="T135">Package:</text:span></text:span><text:span text:style-name="T135"><text:tab/></text:span><text:span text:style-name="Source_20_Text"><text:span text:style-name="T135">ppm_java.backend.module.converter_db</text:span></text:span></text:p>
            <text:p text:style-name="P151"><text:span text:style-name="Definition"><text:span text:style-name="T136">Purpose</text:span></text:span><text:span text:style-name="T136">:<text:tab/>Converts a sample (peak) value from raw level to dB.</text:span></text:p>
            <text:p text:style-name="P154"><text:tab/>Conversion according to<text:line-break/><text:tab/><text:tab/>y = 20 log10 (x)</text:p>
            <text:p text:style-name="P154"><text:tab/>where </text:p>
            <text:p text:style-name="P153"><text:span text:style-name="T136"><text:tab/><text:tab/><text:tab/>x: normalized absolute sample value [Vnorm],</text:span><text:span text:style-name="Source_20_Text"><text:span text:style-name="T136"><text:tab/><text:tab/><text:tab/><text:tab/>0 &lt;= x &lt;= 1</text:span></text:span></text:p>
            <text:p text:style-name="P154"><text:tab/><text:tab/><text:tab/>y: sample value [dB]</text:p>
          </table:table-cell>
        </table:table-row>
        <table:table-row>
          <table:table-cell table:style-name="Table2.A1" office:value-type="string">
            <text:p text:style-name="P122"><draw:frame draw:style-name="fr9" draw:name="Image23" text:anchor-type="as-char" svg:width="3.907cm" svg:height="3.346cm" draw:z-index="27"><draw:image xlink:href="Pictures/10000000000001940000015AF8A2B938.png" xlink:type="simple" xlink:show="embed" xlink:actuate="onLoad"/></draw:frame></text:p>
          </table:table-cell>
          <table:table-cell table:style-name="Table2.A1" office:value-type="string">
            <text:p text:style-name="P150"><text:span text:style-name="Definition">Class:</text:span><text:tab/><text:span text:style-name="Source_20_Text">TNodeIntegrator_PPMBallistics</text:span></text:p>
            <text:p text:style-name="P150"><text:span text:style-name="Definition"><text:span text:style-name="T135">Package:</text:span></text:span><text:span text:style-name="T135"><text:tab/></text:span><text:span text:style-name="Source_20_Text"><text:span text:style-name="T135">ppm_java.front.module.integrator</text:span></text:span></text:p>
            <text:p text:style-name="P150"><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2"><draw:frame draw:style-name="fr9" draw:name="Image24" text:anchor-type="as-char" svg:width="3.593cm" svg:height="3.392cm" draw:z-index="29"><draw:image xlink:href="Pictures/100000000000016E0000015A1DFDC358.png" xlink:type="simple" xlink:show="embed" xlink:actuate="onLoad"/></draw:frame></text:p>
          </table:table-cell>
          <table:table-cell table:style-name="Table2.A6" office:value-type="string">
            <text:p text:style-name="P150"><text:span text:style-name="Definition">Class:</text:span><text:tab/><text:span text:style-name="Source_20_Text"><text:span text:style-name="T133">VFrontEnd</text:span></text:span><text:span text:style-name="T133"> derivatives</text:span></text:p>
            <text:p text:style-name="P150"><text:span text:style-name="Definition"><text:span text:style-name="T135">Package:</text:span></text:span><text:span text:style-name="T135"><text:tab/></text:span><text:span text:style-name="Source_20_Text"><text:span text:style-name="T135">ppm_java.frontend.*.*</text:span></text:span></text:p>
            <text:p text:style-name="P150"><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139265645010035210" text:style-name="L17">
        <text:list-item>
          <text:p text:style-name="P179"><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79"><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9"><text:span text:style-name="Source_20_Text">guiRadial</text:span></text:p>
          </table:table-cell>
          <table:table-cell table:style-name="Table1.A1" office:value-type="string">
            <text:p text:style-name="P119">A PPM lookalike.</text:p>
          </table:table-cell>
          <table:table-cell table:style-name="Table1.A1" office:value-type="string">
            <text:p text:style-name="P119"><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8"><text:span text:style-name="Source_20_Text">guiLinear</text:span></text:p>
          </table:table-cell>
          <table:table-cell table:style-name="Table1.A1" office:value-type="string">
            <text:p text:style-name="P118">Horizontal linear bargraph.</text:p>
          </table:table-cell>
          <table:table-cell table:style-name="Table1.A1" office:value-type="string">
            <text:p text:style-name="P119"><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8"><text:span text:style-name="Source_20_Text">consoleLinear</text:span></text:p>
          </table:table-cell>
          <table:table-cell table:style-name="Table1.A1" office:value-type="string">
            <text:p text:style-name="P118">Horizontal linear bargraph on the console (text mode).</text:p>
          </table:table-cell>
          <table:table-cell table:style-name="Table1.A1" office:value-type="string">
            <text:p text:style-name="P119"><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8"><text:span text:style-name="Source_20_Text">consoleText</text:span></text:p>
          </table:table-cell>
          <table:table-cell table:style-name="Table1.A1" office:value-type="string">
            <text:p text:style-name="P118">Text stream to stdout. Data is presented in JSON format. <text:span text:style-name="T46">This frontend is designed to stream audio level data to another application - e.g. via a pipe.</text:span></text:p>
            <text:p text:style-name="P118"><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9"><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6012037221336345489" text:style-name="L18">
        <text:list-item>
          <text:p text:style-name="P180">Creating modules,</text:p>
        </text:list-item>
        <text:list-item>
          <text:p text:style-name="P180">Adding ports <text:span text:style-name="T151">to each module,</text:span></text:p>
        </text:list-item>
        <text:list-item>
          <text:p text:style-name="P180">Connecting ports for sample data,</text:p>
        </text:list-item>
        <text:list-item>
          <text:p text:style-name="P180">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8712119813744001870" text:style-name="L19">
        <text:list-item>
          <text:p text:style-name="P181"><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2"><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1491173618397505409" text:style-name="L20">
        <text:list-item>
          <text:p text:style-name="P183"><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84"><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8">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8"><draw:image xlink:href="Pictures/10000000000002AE000001C0C7CB9869.png" xlink:type="simple" xlink:show="embed" xlink:actuate="onLoad"/></draw:frame></text:p>
      <text:p text:style-name="P65"><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9">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4"><text:span text:style-name="T159">Events are identified by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0">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49"><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3"><text:s text:c="5"/>* Sends ten events (zeros) to any subscribers.</text:p>
      <text:p text:style-name="P143"><text:s text:c="5"/>*/</text:p>
      <text:p text:style-name="P143"><text:s text:c="4"/>public void Start ()</text:p>
      <text:p text:style-name="P143"><text:s text:c="4"/>{</text:p>
      <text:p text:style-name="P143"><text:s text:c="8"/>String <text:s/>id;</text:p>
      <text:p text:style-name="P143"><text:s text:c="8"/>String <text:s/>msg;</text:p>
      <text:p text:style-name="P143"><text:s text:c="8"/>int <text:s text:c="4"/>i;</text:p>
      <text:p text:style-name="P143"><text:s text:c="8"/></text:p>
      <text:p text:style-name="P143"><text:s text:c="8"/>id = GetID ();</text:p>
      <text:p text:style-name="P143"><text:s text:c="8"/>for (i = 1; i &lt;= 10; i++)</text:p>
      <text:p text:style-name="P143"><text:s text:c="8"/>{</text:p>
      <text:p text:style-name="P143"><text:s text:c="12"/>msg = "Event #" + i;</text:p>
      <text:p text:style-name="P143"><text:s text:c="12"/>TController.PostEvent (0, msg, id);</text:p>
      <text:p text:style-name="P143"><text:s text:c="12"/>try {Thread.sleep (1000);} catch (InterruptedException e) {}</text:p>
      <text:p text:style-name="P143"><text:s text:c="8"/>}</text:p>
      <text:p text:style-name="P143"><text:s text:c="4"/>}</text:p>
      <text:p text:style-name="P143"/>
      <text:p text:style-name="P143"><text:s text:c="4"/>public void Stop () <text:s text:c="24"/>{/* Do nothing. */}</text:p>
      <text:p text:style-name="P143"><text:s text:c="4"/>public void OnEvent (int e) <text:s text:c="16"/>{/* Do nothing; this is just an event source */}</text:p>
      <text:p text:style-name="P143"><text:s text:c="4"/>public void OnEvent (int e, int arg0) <text:s text:c="6"/>{/* Do nothing; this is just an event source */}</text:p>
      <text:p text:style-name="P143"><text:s text:c="4"/>public void OnEvent (int e, long arg0) <text:s text:c="5"/>{/* Do nothing; this is just an event source */}</text:p>
      <text:p text:style-name="P143"><text:s text:c="4"/>public void OnEvent (int e, String arg0) <text:s text:c="3"/>{/* Do nothing; this is just an event source */}</text:p>
      <text:p text:style-name="P143"><text:s text:c="4"/>protected void _Register ()</text:p>
      <text:p text:style-name="P143"><text:s text:c="4"/>{</text:p>
      <text:p text:style-name="P143"><text:s text:c="8"/>TController.Register (this);</text:p>
      <text:p text:style-name="P143"><text:s text:c="4"/>}</text:p>
      <text:p text:style-name="P143">}</text:p>
      <text:p text:style-name="P143"/>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133634370434031" text:continue-list="list133634916677141"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09" text:outline-level="1"><text:bookmark-start text:name="__RefHeading__7337_82437932"/>Statistics API<text:bookmark-end text:name="__RefHeading__7337_82437932"/></text:h>
      <text:p text:style-name="P70"><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1">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1"><draw:frame draw:style-name="fr9" draw:name="Image29" text:anchor-type="as-char" svg:width="9.493cm" svg:height="3.951cm" draw:z-index="30"><draw:image xlink:href="Pictures/100000000000022B000000E7B4F59226.png" xlink:type="simple" xlink:show="embed" xlink:actuate="onLoad"/></draw:frame></text:p>
      <text:p text:style-name="P72">Here is an example of a program which uses the statistics API:</text:p>
      <text:p text:style-name="Caption"><text:soft-page-break/>TDev_Example_Stats</text:p>
      <text:p text:style-name="P144"/>
      <text:p text:style-name="P144">package ppm_java._dev.concept.example.stats;</text:p>
      <text:p text:style-name="P144"/>
      <text:p text:style-name="P144">import ppm_java.typelib.IStats;</text:p>
      <text:p text:style-name="P144"/>
      <text:p text:style-name="P144">public class TDev_Example_Stats</text:p>
      <text:p text:style-name="P144">{</text:p>
      <text:p text:style-name="P144"><text:s text:c="4"/>public static void main (String[] args)</text:p>
      <text:p text:style-name="P144"><text:s text:c="4"/>{</text:p>
      <text:p text:style-name="P144"><text:s text:c="8"/>TWorker <text:s text:c="8"/>worker;</text:p>
      <text:p text:style-name="P144"><text:s text:c="8"/>int <text:s text:c="12"/>i;</text:p>
      <text:p text:style-name="P144"><text:s text:c="8"/>IStats <text:s text:c="9"/>stats;</text:p>
      <text:p text:style-name="P144"><text:s text:c="8"/>String <text:s text:c="9"/>dump;</text:p>
      <text:p text:style-name="P144"><text:s text:c="8"/></text:p>
      <text:p text:style-name="P144"><text:s text:c="8"/>worker = new TWorker ();</text:p>
      <text:p text:style-name="P144"><text:s text:c="8"/>for (i = 1; i &lt;= 20; i++)</text:p>
      <text:p text:style-name="P144"><text:s text:c="8"/>{</text:p>
      <text:p text:style-name="P144"><text:s text:c="12"/>worker.DoSomething ();</text:p>
      <text:p text:style-name="P144"><text:s text:c="12"/></text:p>
      <text:p text:style-name="P144"><text:s text:c="12"/>stats = worker.StatsGet ();</text:p>
      <text:p text:style-name="P144"><text:s text:c="12"/>dump <text:s/>= stats.GetDumpStr ();</text:p>
      <text:p text:style-name="P144"><text:s text:c="12"/>System.out.println (dump);</text:p>
      <text:p text:style-name="P144"><text:s text:c="8"/>}</text:p>
      <text:p text:style-name="P144"><text:s text:c="4"/>}</text:p>
      <text:p text:style-name="P144">}</text:p>
      <text:p text:style-name="P144"/>
      <text:p text:style-name="Caption">TWorker</text:p>
      <text:p text:style-name="P144"/>
      <text:p text:style-name="P144">package ppm_java._dev.concept.example.stats;</text:p>
      <text:p text:style-name="P144"/>
      <text:p text:style-name="P144">import ppm_java.typelib.IStatEnabled;</text:p>
      <text:p text:style-name="P144"/>
      <text:p text:style-name="P144">class TWorker implements IStatEnabled</text:p>
      <text:p text:style-name="P144">{</text:p>
      <text:p text:style-name="P144"><text:s text:c="4"/>private TStatsOfWorker <text:s text:c="9"/>fStats;</text:p>
      <text:p text:style-name="P144"><text:s text:c="4"/></text:p>
      <text:p text:style-name="P144"><text:s text:c="4"/>public TWorker ()</text:p>
      <text:p text:style-name="P144"><text:s text:c="4"/>{</text:p>
      <text:p text:style-name="P144"><text:s text:c="8"/>fStats = new TStatsOfWorker ();</text:p>
      <text:p text:style-name="P144"><text:s text:c="4"/>}</text:p>
      <text:p text:style-name="P144"><text:s text:c="4"/></text:p>
      <text:p text:style-name="P144"><text:s text:c="4"/>public void DoSomething ()</text:p>
      <text:p text:style-name="P144"><text:s text:c="4"/>{</text:p>
      <text:p text:style-name="P144"><text:s text:c="8"/>double rnd;</text:p>
      <text:p text:style-name="P144"><text:s text:c="8"/></text:p>
      <text:p text:style-name="P144"><text:s text:c="8"/>rnd = Math.random ();</text:p>
      <text:p text:style-name="P144"><text:s text:c="8"/>fStats.SetRandom (rnd);</text:p>
      <text:p text:style-name="P144"><text:s text:c="4"/>}</text:p>
      <text:p text:style-name="P144"/>
      <text:p text:style-name="P144"><text:s text:c="4"/>public TStatsOfWorker StatsGet ()</text:p>
      <text:p text:style-name="P144"><text:s text:c="4"/>{</text:p>
      <text:p text:style-name="P144"><text:s text:c="8"/>return fStats;</text:p>
      <text:p text:style-name="P144"><text:s text:c="4"/>}</text:p>
      <text:p text:style-name="P144">}</text:p>
      <text:p text:style-name="P144"/>
      <text:p text:style-name="Caption">TStatsOfWorker</text:p>
      <text:p text:style-name="P144"/>
      <text:p text:style-name="P144">package ppm_java._dev.concept.example.stats;</text:p>
      <text:p text:style-name="P144"/>
      <text:p text:style-name="P144">public class TStatsOfWorker implements IStats</text:p>
      <text:p text:style-name="P144">{</text:p>
      <text:p text:style-name="P144"><text:s text:c="4"/>private long <text:s text:c="7"/>fCounter;</text:p>
      <text:p text:style-name="P144"><text:s text:c="4"/>private double <text:s text:c="5"/>fLastRandom;</text:p>
      <text:p text:style-name="P144"><text:s text:c="4"/>private double <text:s text:c="5"/>fAverage; <text:s text:c="5"/></text:p>
      <text:p text:style-name="P144"><text:s text:c="4"/></text:p>
      <text:p text:style-name="P144"><text:s text:c="4"/>public TStatsOfWorker ()</text:p>
      <text:p text:style-name="P144"><text:s text:c="4"/>{</text:p>
      <text:p text:style-name="P144"><text:s text:c="8"/>fCounter <text:s text:c="11"/>= 0;</text:p>
      <text:p text:style-name="P144"><text:s text:c="8"/>fLastRandom <text:s text:c="8"/>= 0.0;</text:p>
      <text:p text:style-name="P144"><text:s text:c="8"/>fAverage <text:s text:c="11"/>= 0.0;</text:p>
      <text:p text:style-name="P144"><text:s text:c="4"/>}</text:p>
      <text:p text:style-name="P144"><text:s text:c="4"/></text:p>
      <text:p text:style-name="P144"><text:s text:c="4"/>public void SetRandom (double rNum)</text:p>
      <text:p text:style-name="P144"><text:s text:c="4"/>{</text:p>
      <text:p text:style-name="P144"><text:s text:c="8"/>fCounter++;</text:p>
      <text:p text:style-name="P144"><text:s text:c="8"/>fLastRandom += rNum;</text:p>
      <text:p text:style-name="P144"><text:s text:c="8"/>fAverage <text:s text:c="4"/>= fLastRandom / fCounter;</text:p>
      <text:p text:style-name="P144"><text:soft-page-break/><text:s text:c="4"/>}</text:p>
      <text:p text:style-name="P144"><text:s text:c="4"/></text:p>
      <text:p text:style-name="P144"><text:s text:c="4"/>public double GetAverage ()</text:p>
      <text:p text:style-name="P144"><text:s text:c="4"/>{</text:p>
      <text:p text:style-name="P144"><text:s text:c="8"/>return fAverage;</text:p>
      <text:p text:style-name="P144"><text:s text:c="4"/>}</text:p>
      <text:p text:style-name="P144"/>
      <text:p text:style-name="P144"><text:s text:c="4"/>public String GetDumpStr ()</text:p>
      <text:p text:style-name="P144"><text:s text:c="4"/>{</text:p>
      <text:p text:style-name="P144"><text:s text:c="8"/>return "Worker stats: nValues: " + fCounter + "; Average: " + fAverage;</text:p>
      <text:p text:style-name="P144"><text:s text:c="4"/>}</text:p>
      <text:p text:style-name="P144">}</text:p>
      <text:p text:style-name="P144"/>
      <text:p text:style-name="P73">Here's the program output (stdout):</text:p>
      <text:list xml:id="list133636041285830"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652395884362353572" text:style-name="L21">
        <text:list-item>
          <text:p text:style-name="P185">Finish documentation (est. one week).</text:p>
        </text:list-item>
        <text:list-item>
          <text:p text:style-name="P186"><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2">BS.1770-4, Annex 2. <text:span text:style-name="Internet_20_link">https://www.itu.int/dms_pubrec/itu-r/rec/bs/R-REC-BS.1770-4-201510-I!!PDF-E.pdf</text:span></text:p></text:note-body></text:note></text:span><text:span text:style-name="T24"> (est one week).</text:span></text:p>
        </text:list-item>
        <text:list-item>
          <text:p text:style-name="P18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10" text:outline-level="1"><text:bookmark-start text:name="__RefHeading__5142_1883877738"/>Appendi<text:span text:style-name="T17">ces</text:span><text:bookmark-end text:name="__RefHeading__5142_1883877738"/></text:h>
      <text:h text:style-name="P203" text:outline-level="2"><text:span text:style-name="T17">App. 1: </text:span>Example listings</text:h>
      <text:p text:style-name="P146"/>
      <text:h text:style-name="P219" text:outline-level="3"><text:soft-page-break/>Listing 1:</text:h>
      <text:p text:style-name="P142"/>
      <text:p text:style-name="P142">package ppm_java._dev.concept.trial.JJack;</text:p>
      <text:p text:style-name="P142"/>
      <text:p text:style-name="P142">import java.nio.FloatBuffer;</text:p>
      <text:p text:style-name="P142">import de.gulden.framework.jjack.JJackAudioEvent;</text:p>
      <text:p text:style-name="P142">import de.gulden.framework.jjack.JJackAudioProcessor;</text:p>
      <text:p text:style-name="P142">import de.gulden.framework.jjack.JJackException;</text:p>
      <text:p text:style-name="P142">import de.gulden.framework.jjack.JJackSystem;</text:p>
      <text:p text:style-name="P142">import ppm_java.util.logging.TLogger;</text:p>
      <text:p text:style-name="P142"/>
      <text:p text:style-name="P142">/**</text:p>
      <text:p text:style-name="P142"><text:s/>* Loads the JJack driver, connects to a running instance of JackD and prints</text:p>
      <text:p text:style-name="P142"><text:s/>* the peak of every incoming frame to stdout.</text:p>
      <text:p text:style-name="P142"><text:s/>* </text:p>
      <text:p text:style-name="P142"><text:s/>* @author peter</text:p>
      <text:p text:style-name="P142"><text:s/>*/</text:p>
      <text:p text:style-name="P142">public class TDev_Trial_JJack_process_01 implements JJackAudioProcessor</text:p>
      <text:p text:style-name="P142">{</text:p>
      <text:p text:style-name="P142"><text:s text:c="4"/>public static void main (String[] args)</text:p>
      <text:p text:style-name="P142"><text:s text:c="4"/>{</text:p>
      <text:p text:style-name="P142"><text:s text:c="8"/>TDev_Trial_JJack_process_01 processor;</text:p>
      <text:p text:style-name="P142"><text:s text:c="8"/></text:p>
      <text:p text:style-name="P142"><text:s text:c="8"/>/* Setting up Jack client and terminator thread. <text:s/>*/</text:p>
      <text:p text:style-name="P142"><text:s text:c="8"/>processor <text:s/>= new TDev_Trial_JJack_process_01 ();</text:p>
      <text:p text:style-name="P142"><text:s text:c="8"/></text:p>
      <text:p text:style-name="P142"><text:s text:c="8"/>/* Connecting with the running instance of Jack */</text:p>
      <text:p text:style-name="P142"><text:s text:c="8"/>JJackSystem.setProcessor (processor);</text:p>
      <text:p text:style-name="P142"><text:s text:c="8"/></text:p>
      <text:p text:style-name="P142"><text:s text:c="8"/>/* Terminator timer - must run in separate thread */</text:p>
      <text:p text:style-name="P142"><text:s text:c="8"/>new Thread ()</text:p>
      <text:p text:style-name="P142"><text:s text:c="8"/>{</text:p>
      <text:p text:style-name="P142"><text:s text:c="12"/>public void run ()</text:p>
      <text:p text:style-name="P142"><text:s text:c="12"/>{</text:p>
      <text:p text:style-name="P142"><text:s text:c="16"/>try </text:p>
      <text:p text:style-name="P142"><text:s text:c="16"/>{</text:p>
      <text:p text:style-name="P142"><text:s text:c="20"/>Thread.sleep (500);</text:p>
      <text:p text:style-name="P142"><text:s text:c="20"/>JJackSystem.shutdown ();</text:p>
      <text:p text:style-name="P142"><text:s text:c="16"/>}</text:p>
      <text:p text:style-name="P142"><text:s text:c="16"/>catch (JJackException | InterruptedException e)</text:p>
      <text:p text:style-name="P142"><text:s text:c="16"/>{</text:p>
      <text:p text:style-name="P142"><text:s text:c="20"/>e.printStackTrace();</text:p>
      <text:p text:style-name="P142"><text:s text:c="16"/>}</text:p>
      <text:p text:style-name="P142"><text:s text:c="16"/>System.exit (1);</text:p>
      <text:p text:style-name="P142"><text:s text:c="12"/>}</text:p>
      <text:p text:style-name="P142"><text:s text:c="8"/>}.start ();</text:p>
      <text:p text:style-name="P142"><text:s text:c="4"/>}</text:p>
      <text:p text:style-name="P142"/>
      <text:p text:style-name="P142"><text:s text:c="4"/>private int fIFrame;</text:p>
      <text:p text:style-name="P142"><text:s text:c="4"/></text:p>
      <text:p text:style-name="P142"><text:s text:c="4"/>public TDev_Trial_JJack_process_01 ()</text:p>
      <text:p text:style-name="P142"><text:s text:c="4"/>{</text:p>
      <text:p text:style-name="P142"><text:s text:c="8"/>fIFrame = 0;</text:p>
      <text:p text:style-name="P142"><text:s text:c="4"/>}</text:p>
      <text:p text:style-name="P142"><text:s text:c="4"/></text:p>
      <text:p text:style-name="P142"><text:s text:c="4"/>/**</text:p>
      <text:p text:style-name="P142"><text:s text:c="5"/>* The process callback. Called by the Jack server via the JJack bridge. Time critical!</text:p>
      <text:p text:style-name="P142"><text:s text:c="5"/>*/</text:p>
      <text:p text:style-name="P142"><text:s text:c="4"/>@Override</text:p>
      <text:p text:style-name="P142"><text:s text:c="4"/>public void process (JJackAudioEvent e)</text:p>
      <text:p text:style-name="P142"><text:s text:c="4"/>{</text:p>
      <text:p text:style-name="P142"><text:s text:c="8"/>FloatBuffer <text:s text:c="8"/>inBuf;</text:p>
      <text:p text:style-name="P142"><text:s text:c="8"/>int <text:s text:c="16"/>nSamples;</text:p>
      <text:p text:style-name="P142"><text:s text:c="8"/>int <text:s text:c="16"/>i;</text:p>
      <text:p text:style-name="P142"><text:s text:c="8"/>float <text:s text:c="14"/>s;</text:p>
      <text:p text:style-name="P142"><text:s text:c="8"/>float <text:s text:c="14"/>sRect;</text:p>
      <text:p text:style-name="P142"><text:s text:c="8"/>float <text:s text:c="14"/>peak;</text:p>
      <text:p text:style-name="P142"><text:s text:c="8"/></text:p>
      <text:p text:style-name="P142"><text:s text:c="8"/>fIFrame++;</text:p>
      <text:p text:style-name="P142"><text:s text:c="8"/>inBuf <text:s text:c="6"/>= e.getInput (0);</text:p>
      <text:p text:style-name="P142"><text:s text:c="8"/>nSamples <text:s text:c="3"/>= inBuf.limit ();</text:p>
      <text:p text:style-name="P142"><text:s text:c="8"/>peak <text:s text:c="7"/>= 0;</text:p>
      <text:p text:style-name="P142"><text:s text:c="8"/>for (i = 0; i &lt; nSamples; i++)</text:p>
      <text:p text:style-name="P142"><text:s text:c="8"/>{</text:p>
      <text:p text:style-name="P142"><text:s text:c="12"/>/* Get next sample. */</text:p>
      <text:p text:style-name="P142"><text:s text:c="12"/>s = inBuf.get (i);</text:p>
      <text:p text:style-name="P142"><text:s text:c="12"/></text:p>
      <text:p text:style-name="P142"><text:s text:c="12"/>/* Rectify (i.e. mirror a negative sample to it's positive opposite). */</text:p>
      <text:p text:style-name="P142"><text:s text:c="12"/>sRect = (s &lt; 0) <text:s/>? <text:s/>-s : s;</text:p>
      <text:p text:style-name="P142"><text:s text:c="12"/></text:p>
      <text:p text:style-name="P142"><text:s text:c="12"/>/* Determine peak value. */</text:p>
      <text:p text:style-name="P142"><text:s text:c="12"/>peak = (sRect &gt; peak) <text:s/>? <text:s/>sRect : peak;</text:p>
      <text:p text:style-name="P142"><text:s text:c="8"/>}</text:p>
      <text:p text:style-name="P142"><text:s text:c="8"/>System.out.println ("Frame: " + fIFrame + "; Peak value (abs): " + peak + ".");</text:p>
      <text:p text:style-name="P142"><text:s text:c="4"/>}</text:p>
      <text:p text:style-name="P142"><text:soft-page-break/>}</text:p>
      <text:p text:style-name="P142"/>
      <text:h text:style-name="P204" text:outline-level="2">Glossary</text:h>
      <text:p text:style-name="dt">Critical section</text:p>
      <text:p text:style-name="P117">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6">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15">https://en.wikipedia.org/wiki/Priority_inversion</text:p>
      <text:h text:style-name="Heading_20_1" text:outline-level="1"><text:bookmark-start text:name="__RefHeading__7349_82437932"/>License<text:bookmark-end text:name="__RefHeading__7349_82437932"/></text:h>
      <text:p text:style-name="P112">A program to display audio levels using PPM ballistics.</text:p>
      <text:p text:style-name="P114"><text:span text:style-name="T27">Copyright (C) </text:span><text:span text:style-name="T28">2017</text:span><text:span text:style-name="T27"> </text:span><text:span text:style-name="T28">Peter Hoppe</text:span></text:p>
      <text:p text:style-name="P113">This program is free software: you can redistribute it and/or modify it under the terms of the GNU General Public License as published by the Free Software Foundation, either version 3 of the License, or (at your option) any later version.</text:p>
      <text:p text:style-name="P113">This program is distributed in the hope that it will be useful, but WITHOUT ANY WARRANTY; without even the implied warranty of MERCHANTABILITY or FITNESS FOR A PARTICULAR PURPOSE. See the GNU General Public License for more details.</text:p>
      <text:p text:style-name="P113">You should have received a copy of the GNU General Public License along with this program. <text:s/>If not, see &lt;http://www.gnu.org/licenses/&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296cm"/>
          <style:tab-stop style:position="16.907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8</text:page-number> <text:span text:style-name="MT1">(</text:span><text:page-count>48</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3T13:36:32.335100345</dc:date>
    <meta:editing-duration>P8DT8H23S</meta:editing-duration>
    <meta:editing-cycles>679</meta:editing-cycles>
    <meta:document-statistic meta:table-count="5" meta:image-count="29" meta:object-count="0" meta:page-count="48" meta:paragraph-count="1268" meta:word-count="9471" meta:character-count="67496" meta:non-whitespace-character-count="51828"/>
  </office:meta>
</office:document-meta>
</file>